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styles.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meta.xml" manifest:media-type="text/xml"/>
  <manifest:file-entry manifest:full-path="content.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text-indent="0in" style:auto-text-indent="false"/>
      <style:text-properties officeooo:paragraph-rsid="00029f23"/>
    </style:style>
    <style:style style:name="P2" style:family="paragraph" style:parent-style-name="Text_20_body">
      <style:text-properties officeooo:paragraph-rsid="00047e64"/>
    </style:style>
    <style:style style:name="P3" style:family="paragraph" style:parent-style-name="Text_20_body">
      <style:text-properties officeooo:rsid="00047e64" officeooo:paragraph-rsid="00047e64"/>
    </style:style>
    <style:style style:name="P4" style:family="paragraph" style:parent-style-name="Standard">
      <style:text-properties officeooo:rsid="000c838b" officeooo:paragraph-rsid="000c838b"/>
    </style:style>
    <style:style style:name="P5" style:family="paragraph" style:parent-style-name="Heading_20_3">
      <style:text-properties officeooo:rsid="0013aa67" officeooo:paragraph-rsid="0013aa67"/>
    </style:style>
    <style:style style:name="P6" style:family="paragraph" style:parent-style-name="Standard">
      <style:text-properties officeooo:rsid="0013aa67" officeooo:paragraph-rsid="0013aa67"/>
    </style:style>
    <style:style style:name="P7" style:family="paragraph" style:parent-style-name="Text_20_body">
      <style:text-properties officeooo:rsid="0013aa67" officeooo:paragraph-rsid="0013aa67"/>
    </style:style>
    <style:style style:name="P8" style:family="paragraph" style:parent-style-name="Standard">
      <style:paragraph-properties fo:text-align="center" style:justify-single-word="false"/>
      <style:text-properties officeooo:rsid="0013aa67" officeooo:paragraph-rsid="00151007"/>
    </style:style>
    <style:style style:name="P9" style:family="paragraph" style:parent-style-name="Standard">
      <style:text-properties officeooo:rsid="0013aa67" officeooo:paragraph-rsid="00151007"/>
    </style:style>
    <style:style style:name="P10" style:family="paragraph" style:parent-style-name="Standard">
      <style:text-properties officeooo:rsid="0013aa67" officeooo:paragraph-rsid="00167340"/>
    </style:style>
    <style:style style:name="P11" style:family="paragraph" style:parent-style-name="Text_20_body">
      <style:text-properties officeooo:rsid="000907a1" officeooo:paragraph-rsid="000907a1"/>
    </style:style>
    <style:style style:name="P12" style:family="paragraph" style:parent-style-name="Text_20_body">
      <style:text-properties officeooo:rsid="000907a1" officeooo:paragraph-rsid="000a9a73"/>
    </style:style>
    <style:style style:name="P13" style:family="paragraph" style:parent-style-name="Text_20_body">
      <style:text-properties officeooo:rsid="000a9a73" officeooo:paragraph-rsid="000a9a73"/>
    </style:style>
    <style:style style:name="P14" style:family="paragraph" style:parent-style-name="Text_20_body">
      <style:text-properties officeooo:paragraph-rsid="000b6a79"/>
    </style:style>
    <style:style style:name="P15" style:family="paragraph" style:parent-style-name="Text_20_body">
      <style:text-properties officeooo:paragraph-rsid="000fc8e9"/>
    </style:style>
    <style:style style:name="P16" style:family="paragraph" style:parent-style-name="Text_20_body">
      <style:text-properties officeooo:rsid="001214e6" officeooo:paragraph-rsid="001214e6"/>
    </style:style>
    <style:style style:name="P17" style:family="paragraph" style:parent-style-name="Text_20_body">
      <style:text-properties officeooo:rsid="00139b96" officeooo:paragraph-rsid="00139b96"/>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6.2992in"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1" style:list-style-name=""/>
    <style:style style:name="P23" style:family="paragraph" style:parent-style-name="Heading_20_1" style:list-style-name=""/>
    <style:style style:name="P24" style:family="paragraph" style:parent-style-name="Heading_20_1">
      <style:paragraph-properties fo:break-before="page"/>
      <style:text-properties officeooo:rsid="00279d61" officeooo:paragraph-rsid="00497752"/>
    </style:style>
    <style:style style:name="P25" style:family="paragraph" style:parent-style-name="Heading_20_1">
      <style:paragraph-properties fo:break-before="page"/>
      <style:text-properties officeooo:rsid="00399fda" officeooo:paragraph-rsid="00399fda"/>
    </style:style>
    <style:style style:name="P26" style:family="paragraph" style:parent-style-name="Heading_20_1" style:list-style-name="">
      <style:text-properties officeooo:rsid="002ce4d3"/>
    </style:style>
    <style:style style:name="P27" style:family="paragraph" style:parent-style-name="Heading_20_2">
      <style:text-properties officeooo:rsid="000c838b" officeooo:paragraph-rsid="000c838b"/>
    </style:style>
    <style:style style:name="P28" style:family="paragraph" style:parent-style-name="Heading_20_2">
      <style:text-properties officeooo:rsid="001b7eaf" officeooo:paragraph-rsid="001b7eaf"/>
    </style:style>
    <style:style style:name="P29" style:family="paragraph" style:parent-style-name="Heading_20_2">
      <style:text-properties officeooo:paragraph-rsid="00220b38"/>
    </style:style>
    <style:style style:name="P30" style:family="paragraph" style:parent-style-name="Heading_20_2">
      <style:text-properties officeooo:rsid="0024c67c" officeooo:paragraph-rsid="0024c67c"/>
    </style:style>
    <style:style style:name="P31" style:family="paragraph" style:parent-style-name="Heading_20_2">
      <style:text-properties officeooo:rsid="00305267" officeooo:paragraph-rsid="00305267"/>
    </style:style>
    <style:style style:name="P32" style:family="paragraph" style:parent-style-name="Heading_20_2">
      <style:text-properties officeooo:paragraph-rsid="00497752"/>
    </style:style>
    <style:style style:name="P33" style:family="paragraph" style:parent-style-name="Heading_20_2">
      <style:text-properties officeooo:rsid="004c1fd7" officeooo:paragraph-rsid="004c1fd7"/>
    </style:style>
    <style:style style:name="P34" style:family="paragraph" style:parent-style-name="Heading_20_3">
      <style:text-properties officeooo:rsid="001f0a1d" officeooo:paragraph-rsid="001f0a1d"/>
    </style:style>
    <style:style style:name="P35" style:family="paragraph" style:parent-style-name="Standard">
      <loext:graphic-properties draw:fill="none" draw:fill-color="#1e1f22"/>
      <style:paragraph-properties fo:background-color="transparent" fo:padding="0.0193in" fo:border="0.06pt solid #000000" style:shadow="none"/>
      <style:text-properties officeooo:paragraph-rsid="000dc376"/>
    </style:style>
    <style:style style:name="P36" style:family="paragraph" style:parent-style-name="Standard">
      <loext:graphic-properties draw:fill="none" draw:fill-color="#1e1f22"/>
      <style:paragraph-properties fo:background-color="transparent" fo:padding="0.0193in" fo:border="0.06pt solid #000000" style:shadow="none"/>
    </style:style>
    <style:style style:name="P37" style:family="paragraph" style:parent-style-name="Standard">
      <loext:graphic-properties draw:fill="none" draw:fill-color="#1e1f22"/>
      <style:paragraph-properties fo:background-color="transparent" fo:padding="0.0193in" fo:border="0.06pt solid #000000" style:shadow="none"/>
      <style:text-properties officeooo:paragraph-rsid="0013aa67"/>
    </style:style>
    <style:style style:name="P38" style:family="paragraph" style:parent-style-name="Standard">
      <style:paragraph-properties fo:text-align="center" style:justify-single-word="false"/>
      <style:text-properties officeooo:rsid="0013aa67" officeooo:paragraph-rsid="0013aa67"/>
    </style:style>
    <style:style style:name="P39" style:family="paragraph" style:parent-style-name="Standard">
      <style:text-properties officeooo:rsid="0013aa67" officeooo:paragraph-rsid="001b7eaf"/>
    </style:style>
    <style:style style:name="P40" style:family="paragraph" style:parent-style-name="Standard">
      <style:text-properties officeooo:rsid="0013aa67" officeooo:paragraph-rsid="001ffe39"/>
    </style:style>
    <style:style style:name="P41" style:family="paragraph" style:parent-style-name="Standard">
      <loext:graphic-properties draw:fill="none" draw:fill-color="#1e1f22"/>
      <style:paragraph-properties fo:background-color="transparent" fo:padding="0.0193in" fo:border="0.06pt solid #000000" style:shadow="none"/>
      <style:text-properties officeooo:paragraph-rsid="001ffe39"/>
    </style:style>
    <style:style style:name="P42" style:family="paragraph" style:parent-style-name="Standard">
      <style:text-properties officeooo:rsid="001a1a07" officeooo:paragraph-rsid="001ffe39"/>
    </style:style>
    <style:style style:name="P43" style:family="paragraph" style:parent-style-name="Standard">
      <loext:graphic-properties draw:fill="none" draw:fill-color="#1e1f22"/>
      <style:paragraph-properties fo:background-color="transparent" fo:padding="0.0193in" fo:border="0.06pt solid #000000" style:shadow="none"/>
      <style:text-properties officeooo:paragraph-rsid="0020fcd0"/>
    </style:style>
    <style:style style:name="P44" style:family="paragraph" style:parent-style-name="Standard">
      <style:text-properties officeooo:rsid="0026a907" officeooo:paragraph-rsid="0026a907"/>
    </style:style>
    <style:style style:name="P45" style:family="paragraph" style:parent-style-name="Standard">
      <loext:graphic-properties draw:fill="none" draw:fill-color="#1e1f22"/>
      <style:paragraph-properties fo:background-color="transparent" fo:padding="0.0201in" fo:border="0.06pt solid #000000" style:shadow="none"/>
      <style:text-properties officeooo:paragraph-rsid="0026a907"/>
    </style:style>
    <style:style style:name="P46" style:family="paragraph" style:parent-style-name="Standard">
      <loext:graphic-properties draw:fill="none" draw:fill-color="#1e1f22"/>
      <style:paragraph-properties fo:background-color="transparent" fo:padding="0.0193in" fo:border="0.06pt solid #000000" style:shadow="none"/>
      <style:text-properties officeooo:paragraph-rsid="00289d95"/>
    </style:style>
    <style:style style:name="P47" style:family="paragraph" style:parent-style-name="Standard">
      <loext:graphic-properties draw:fill="none" draw:fill-color="#1e1f22"/>
      <style:paragraph-properties fo:background-color="transparent" fo:padding="0.0193in" fo:border="0.06pt solid #000000" style:shadow="none"/>
      <style:text-properties officeooo:paragraph-rsid="00497752"/>
    </style:style>
    <style:style style:name="P48" style:family="paragraph" style:parent-style-name="Text_20_body" style:list-style-name="L1"/>
    <style:style style:name="P49" style:family="paragraph" style:parent-style-name="Text_20_body" style:list-style-name="L1">
      <style:paragraph-properties fo:margin-top="0in" fo:margin-bottom="0in" style:contextual-spacing="false"/>
      <style:text-properties officeooo:paragraph-rsid="00047e64"/>
    </style:style>
    <style:style style:name="P50" style:family="paragraph" style:parent-style-name="Text_20_body" style:list-style-name="L1">
      <style:paragraph-properties fo:margin-top="0in" fo:margin-bottom="0in" style:contextual-spacing="false"/>
    </style:style>
    <style:style style:name="P51" style:family="paragraph" style:parent-style-name="Text_20_body" style:list-style-name="L2"/>
    <style:style style:name="P52" style:family="paragraph" style:parent-style-name="Text_20_body" style:list-style-name="L2">
      <style:text-properties officeooo:paragraph-rsid="0023c378"/>
    </style:style>
    <style:style style:name="P53" style:family="paragraph" style:parent-style-name="Text_20_body" style:list-style-name="L3">
      <style:paragraph-properties fo:margin-top="0in" fo:margin-bottom="0in" style:contextual-spacing="false"/>
    </style:style>
    <style:style style:name="P54" style:family="paragraph" style:parent-style-name="Text_20_body">
      <style:paragraph-properties fo:text-align="center" style:justify-single-word="false"/>
      <style:text-properties officeooo:rsid="0013aa67" officeooo:paragraph-rsid="001ffe39"/>
    </style:style>
    <style:style style:name="P55" style:family="paragraph" style:parent-style-name="Text_20_body" style:list-style-name="L4">
      <style:paragraph-properties fo:margin-left="0in" fo:margin-right="0in" fo:margin-top="0in" fo:margin-bottom="0in" style:contextual-spacing="false" fo:text-indent="0in" style:auto-text-indent="false"/>
      <style:text-properties officeooo:paragraph-rsid="001ffe39"/>
    </style:style>
    <style:style style:name="P56" style:family="paragraph" style:parent-style-name="Text_20_body" style:list-style-name="L4">
      <style:paragraph-properties fo:margin-left="0in" fo:margin-right="0in" fo:text-indent="0in" style:auto-text-indent="false"/>
      <style:text-properties officeooo:paragraph-rsid="001ffe39"/>
    </style:style>
    <style:style style:name="P57" style:family="paragraph" style:parent-style-name="Text_20_body" style:list-style-name="L5"/>
    <style:style style:name="P58" style:family="paragraph" style:parent-style-name="Text_20_body" style:list-style-name="L5">
      <style:paragraph-properties fo:margin-top="0in" fo:margin-bottom="0in" style:contextual-spacing="false"/>
    </style:style>
    <style:style style:name="P59" style:family="paragraph" style:parent-style-name="Text_20_body">
      <style:text-properties officeooo:rsid="000a9a73" officeooo:paragraph-rsid="000a9a73"/>
    </style:style>
    <style:style style:name="P60" style:family="paragraph" style:parent-style-name="Text_20_body" style:list-style-name="L6">
      <style:paragraph-properties fo:margin-left="0in" fo:margin-right="0in" fo:margin-top="0in" fo:margin-bottom="0in" style:contextual-spacing="false" fo:text-indent="0in" style:auto-text-indent="false"/>
      <style:text-properties officeooo:paragraph-rsid="00185a73"/>
    </style:style>
    <style:style style:name="P61" style:family="paragraph" style:parent-style-name="Text_20_body" style:list-style-name="L6">
      <style:paragraph-properties fo:margin-left="0in" fo:margin-right="0in" fo:text-indent="0in" style:auto-text-indent="false"/>
      <style:text-properties officeooo:paragraph-rsid="00185a73"/>
    </style:style>
    <style:style style:name="P62" style:family="paragraph" style:parent-style-name="Text_20_body">
      <style:text-properties officeooo:rsid="001b7eaf" officeooo:paragraph-rsid="001b7eaf"/>
    </style:style>
    <style:style style:name="P63" style:family="paragraph" style:parent-style-name="Text_20_body" style:list-style-name="L8">
      <style:text-properties officeooo:rsid="001b7eaf" officeooo:paragraph-rsid="001b7eaf"/>
    </style:style>
    <style:style style:name="P64" style:family="paragraph" style:parent-style-name="Text_20_body">
      <style:text-properties officeooo:paragraph-rsid="001b7eaf"/>
    </style:style>
    <style:style style:name="P65" style:family="paragraph" style:parent-style-name="Text_20_body" style:list-style-name="L7">
      <style:text-properties officeooo:paragraph-rsid="003af638"/>
    </style:style>
    <style:style style:name="P66" style:family="paragraph" style:parent-style-name="Text_20_body" style:list-style-name="L9">
      <style:text-properties officeooo:rsid="001cacae" officeooo:paragraph-rsid="001cacae"/>
    </style:style>
    <style:style style:name="P67" style:family="paragraph" style:parent-style-name="Text_20_body" style:list-style-name="L9"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fo:padding="0.0201in" fo:border="0.06pt solid #000000"/>
      <style:text-properties officeooo:rsid="001cacae" officeooo:paragraph-rsid="001cacae"/>
    </style:style>
    <style:style style:name="P68" style:family="paragraph" style:parent-style-name="Text_20_body" style:list-style-name="L10"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fo:padding="0.0201in" fo:border="0.06pt solid #000000"/>
      <style:text-properties officeooo:rsid="001cacae" officeooo:paragraph-rsid="001e7e00"/>
    </style:style>
    <style:style style:name="P69" style:family="paragraph" style:parent-style-name="Text_20_body" style:list-style-name="L10">
      <loext:graphic-properties draw:fill="none"/>
      <style:paragraph-properties fo:margin-left="0.5in" fo:margin-right="0in" fo:margin-top="0in" fo:margin-bottom="0.0972in" style:contextual-spacing="false" fo:line-height="115%" fo:text-indent="0in" style:auto-text-indent="false" fo:background-color="transparent" fo:padding="0.0201in" fo:border="0.06pt solid #000000"/>
      <style:text-properties officeooo:rsid="001cacae" officeooo:paragraph-rsid="001f0a1d"/>
    </style:style>
    <style:style style:name="P70" style:family="paragraph" style:parent-style-name="Text_20_body" style:list-style-name="L10"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fo:padding="0.0201in" fo:border="0.06pt solid #000000"/>
      <style:text-properties officeooo:rsid="001cacae" officeooo:paragraph-rsid="003de802"/>
    </style:style>
    <style:style style:name="P71" style:family="paragraph" style:parent-style-name="Text_20_body" style:list-style-name="L10">
      <style:text-properties officeooo:rsid="001cacae" officeooo:paragraph-rsid="001e7e00"/>
    </style:style>
    <style:style style:name="P72" style:family="paragraph" style:parent-style-name="Text_20_body" style:list-style-name="L10" style:master-page-name="">
      <style:paragraph-properties style:page-number="auto"/>
      <style:text-properties officeooo:rsid="001cacae" officeooo:paragraph-rsid="001f0a1d"/>
    </style:style>
    <style:style style:name="P73" style:family="paragraph" style:parent-style-name="Text_20_body">
      <style:text-properties officeooo:rsid="001e7e00" officeooo:paragraph-rsid="001e7e00"/>
    </style:style>
    <style:style style:name="P74" style:family="paragraph" style:parent-style-name="Text_20_body">
      <style:text-properties officeooo:rsid="001f0a1d" officeooo:paragraph-rsid="001f0a1d"/>
    </style:style>
    <style:style style:name="P75" style:family="paragraph" style:parent-style-name="Text_20_body">
      <style:text-properties officeooo:paragraph-rsid="001f0a1d"/>
    </style:style>
    <style:style style:name="P76" style:family="paragraph" style:parent-style-name="Text_20_body">
      <style:text-properties officeooo:rsid="001ffe39" officeooo:paragraph-rsid="001ffe39"/>
    </style:style>
    <style:style style:name="P77" style:family="paragraph" style:parent-style-name="Text_20_body">
      <style:paragraph-properties fo:text-align="center" style:justify-single-word="false"/>
      <style:text-properties officeooo:paragraph-rsid="001ffe39"/>
    </style:style>
    <style:style style:name="P78" style:family="paragraph" style:parent-style-name="Text_20_body">
      <style:paragraph-properties fo:text-align="start" style:justify-single-word="false"/>
      <style:text-properties officeooo:paragraph-rsid="001ffe39"/>
    </style:style>
    <style:style style:name="P79" style:family="paragraph" style:parent-style-name="Text_20_body">
      <style:text-properties officeooo:paragraph-rsid="001ffe39"/>
    </style:style>
    <style:style style:name="P80" style:family="paragraph" style:parent-style-name="Text_20_body">
      <style:text-properties officeooo:rsid="0021a69e" officeooo:paragraph-rsid="0021a69e"/>
    </style:style>
    <style:style style:name="P81" style:family="paragraph" style:parent-style-name="Text_20_body" style:list-style-name="L11">
      <style:text-properties officeooo:rsid="0021a69e" officeooo:paragraph-rsid="0021a69e"/>
    </style:style>
    <style:style style:name="P82" style:family="paragraph" style:parent-style-name="Text_20_body">
      <style:text-properties officeooo:rsid="000f8907" officeooo:paragraph-rsid="0021a69e"/>
    </style:style>
    <style:style style:name="P83" style:family="paragraph" style:parent-style-name="Text_20_body">
      <style:text-properties officeooo:rsid="0024c67c" officeooo:paragraph-rsid="0024c67c"/>
    </style:style>
    <style:style style:name="P84" style:family="paragraph" style:parent-style-name="Text_20_body">
      <style:text-properties officeooo:rsid="000c838b" officeooo:paragraph-rsid="0024c67c"/>
    </style:style>
    <style:style style:name="P85" style:family="paragraph" style:parent-style-name="Text_20_body">
      <style:text-properties officeooo:rsid="000c838b" officeooo:paragraph-rsid="0026a907"/>
    </style:style>
    <style:style style:name="P86" style:family="paragraph" style:parent-style-name="Text_20_body">
      <style:text-properties officeooo:rsid="000c838b" officeooo:paragraph-rsid="0041cd48"/>
    </style:style>
    <style:style style:name="P87" style:family="paragraph" style:parent-style-name="Text_20_body">
      <style:text-properties officeooo:rsid="0026a907" officeooo:paragraph-rsid="0026a907"/>
    </style:style>
    <style:style style:name="P88" style:family="paragraph" style:parent-style-name="Text_20_body">
      <style:text-properties officeooo:rsid="00279d61" officeooo:paragraph-rsid="00279d61"/>
    </style:style>
    <style:style style:name="P89" style:family="paragraph" style:parent-style-name="Text_20_body" style:list-style-name="">
      <style:text-properties officeooo:rsid="00279d61" officeooo:paragraph-rsid="00279d61"/>
    </style:style>
    <style:style style:name="P90" style:family="paragraph" style:parent-style-name="Text_20_body" style:list-style-name="">
      <style:text-properties officeooo:rsid="00279d61" officeooo:paragraph-rsid="00497752"/>
    </style:style>
    <style:style style:name="P91" style:family="paragraph" style:parent-style-name="Text_20_body">
      <style:text-properties officeooo:rsid="00279d61" officeooo:paragraph-rsid="00497752"/>
    </style:style>
    <style:style style:name="P92" style:family="paragraph" style:parent-style-name="Text_20_body" style:list-style-name="">
      <style:text-properties officeooo:paragraph-rsid="00279d61"/>
    </style:style>
    <style:style style:name="P93" style:family="paragraph" style:parent-style-name="Text_20_body" style:list-style-name="">
      <style:text-properties officeooo:paragraph-rsid="00497752"/>
    </style:style>
    <style:style style:name="P94" style:family="paragraph" style:parent-style-name="Text_20_body" style:list-style-name="">
      <style:text-properties officeooo:rsid="00289d95" officeooo:paragraph-rsid="00289d95"/>
    </style:style>
    <style:style style:name="P95" style:family="paragraph" style:parent-style-name="Text_20_body" style:list-style-name="">
      <style:text-properties officeooo:rsid="00289d95" officeooo:paragraph-rsid="00497752"/>
    </style:style>
    <style:style style:name="P96" style:family="paragraph" style:parent-style-name="Text_20_body" style:list-style-name="">
      <style:text-properties officeooo:rsid="002ce4d3" officeooo:paragraph-rsid="00497752"/>
    </style:style>
    <style:style style:name="P97" style:family="paragraph" style:parent-style-name="Text_20_body">
      <style:text-properties officeooo:paragraph-rsid="00305267"/>
    </style:style>
    <style:style style:name="P98" style:family="paragraph" style:parent-style-name="Text_20_body">
      <style:text-properties officeooo:paragraph-rsid="003af638"/>
    </style:style>
    <style:style style:name="P99" style:family="paragraph" style:parent-style-name="Text_20_body">
      <style:text-properties officeooo:rsid="003bf7bc" officeooo:paragraph-rsid="003bf7bc"/>
    </style:style>
    <style:style style:name="P100" style:family="paragraph" style:parent-style-name="Text_20_body">
      <style:text-properties officeooo:paragraph-rsid="003bf7bc"/>
    </style:style>
    <style:style style:name="P101" style:family="paragraph" style:parent-style-name="Text_20_body">
      <style:text-properties officeooo:rsid="0041ce30" officeooo:paragraph-rsid="0041ce30"/>
    </style:style>
    <style:style style:name="P102" style:family="paragraph" style:parent-style-name="Text_20_body">
      <style:text-properties officeooo:rsid="0043faa7" officeooo:paragraph-rsid="0043faa7"/>
    </style:style>
    <style:style style:name="P103" style:family="paragraph" style:parent-style-name="Text_20_body" style:list-style-name="L3">
      <style:paragraph-properties fo:margin-top="0in" fo:margin-bottom="0in" style:contextual-spacing="false"/>
      <style:text-properties officeooo:rsid="0043faa7" officeooo:paragraph-rsid="0043faa7"/>
    </style:style>
    <style:style style:name="P104" style:family="paragraph" style:parent-style-name="Text_20_body" style:list-style-name="L3">
      <style:paragraph-properties fo:margin-top="0in" fo:margin-bottom="0in" style:contextual-spacing="false"/>
      <style:text-properties officeooo:rsid="0043faa7" officeooo:paragraph-rsid="0045b4b8"/>
    </style:style>
    <style:style style:name="P105" style:family="paragraph" style:parent-style-name="Text_20_body">
      <style:paragraph-properties fo:margin-top="0in" fo:margin-bottom="0in" style:contextual-spacing="false"/>
      <style:text-properties officeooo:rsid="0043faa7" officeooo:paragraph-rsid="0045b4b8"/>
    </style:style>
    <style:style style:name="P106" style:family="paragraph" style:parent-style-name="Text_20_body">
      <style:paragraph-properties fo:margin-top="0in" fo:margin-bottom="0in" style:contextual-spacing="false"/>
      <style:text-properties officeooo:rsid="0045b4b8" officeooo:paragraph-rsid="0045b4b8"/>
    </style:style>
    <style:style style:name="P107" style:family="paragraph" style:parent-style-name="Text_20_body" style:list-style-name="L3">
      <style:paragraph-properties fo:margin-top="0in" fo:margin-bottom="0in" style:contextual-spacing="false"/>
      <style:text-properties officeooo:rsid="0045b4b8" officeooo:paragraph-rsid="0045b4b8"/>
    </style:style>
    <style:style style:name="P108" style:family="paragraph" style:parent-style-name="Text_20_body" style:list-style-name="L3">
      <style:text-properties officeooo:rsid="0045b4b8" officeooo:paragraph-rsid="0045b4b8"/>
    </style:style>
    <style:style style:name="P109" style:family="paragraph" style:parent-style-name="Text_20_body">
      <style:text-properties officeooo:paragraph-rsid="0047b265"/>
    </style:style>
    <style:style style:name="P110" style:family="paragraph" style:parent-style-name="Text_20_body">
      <style:text-properties officeooo:paragraph-rsid="004c1fd7"/>
    </style:style>
    <style:style style:name="T1" style:family="text">
      <style:text-properties fo:background-color="#ffffff" loext:char-shading-value="0"/>
    </style:style>
    <style:style style:name="T2" style:family="text">
      <style:text-properties officeooo:rsid="00047e64"/>
    </style:style>
    <style:style style:name="T3" style:family="text">
      <style:text-properties fo:font-weight="bold" style:font-weight-asian="bold" style:font-weight-complex="bold"/>
    </style:style>
    <style:style style:name="T4" style:family="text">
      <style:text-properties fo:font-weight="bold" officeooo:rsid="00047e64" style:font-weight-asian="bold" style:font-weight-complex="bold"/>
    </style:style>
    <style:style style:name="T5" style:family="text">
      <style:text-properties fo:font-weight="bold" officeooo:rsid="0030db35" style:font-weight-asian="bold" style:font-weight-complex="bold"/>
    </style:style>
    <style:style style:name="T6" style:family="text">
      <style:text-properties officeooo:rsid="000907a1"/>
    </style:style>
    <style:style style:name="T7" style:family="text">
      <style:text-properties officeooo:rsid="000a9a73"/>
    </style:style>
    <style:style style:name="T8" style:family="text">
      <style:text-properties officeooo:rsid="000b6a79"/>
    </style:style>
    <style:style style:name="T9" style:family="text">
      <style:text-properties fo:color="#5f826b" loext:opacity="100%" style:font-name="DejaVu Sans Mono1" fo:font-size="9pt" fo:font-style="italic" fo:font-weight="normal" style:font-size-asian="9pt" style:font-style-asian="italic" style:font-weight-asian="normal"/>
    </style:style>
    <style:style style:name="T10" style:family="text">
      <style:text-properties fo:color="#5f826b" loext:opacity="100%" style:font-name="DejaVu Sans Mono1" fo:font-size="9pt" fo:font-style="italic" fo:font-weight="normal" officeooo:rsid="000dc376" style:font-size-asian="9pt" style:font-style-asian="italic" style:font-weight-asian="normal"/>
    </style:style>
    <style:style style:name="T11" style:family="text">
      <style:text-properties fo:color="#5f826b" loext:opacity="100%" style:font-name="DejaVu Sans Mono1" fo:font-size="9pt" fo:font-style="italic" fo:font-weight="normal" officeooo:rsid="0026a907" style:font-size-asian="9pt" style:font-style-asian="italic" style:font-weight-asian="normal"/>
    </style:style>
    <style:style style:name="T12" style:family="text">
      <style:text-properties fo:color="#5f826b" loext:opacity="100%" style:font-name="DejaVu Sans Mono" fo:font-size="9pt" fo:font-style="italic" fo:font-weight="normal" style:font-size-asian="9pt" style:font-style-asian="italic" style:font-weight-asian="normal"/>
    </style:style>
    <style:style style:name="T13" style:family="text">
      <style:text-properties fo:color="#68a67e" loext:opacity="100%" style:font-name="DejaVu Sans Mono1" fo:font-size="9pt" fo:font-style="italic" fo:font-weight="normal" style:font-size-asian="9pt" style:font-style-asian="italic" style:font-weight-asian="normal"/>
    </style:style>
    <style:style style:name="T14" style:family="text">
      <style:text-properties fo:color="#68a67e" loext:opacity="100%" style:font-name="DejaVu Sans Mono1" fo:font-size="9pt" fo:font-style="italic" fo:font-weight="normal" officeooo:rsid="000dc376" style:font-size-asian="9pt" style:font-style-asian="italic" style:font-weight-asian="normal"/>
    </style:style>
    <style:style style:name="T15" style:family="text">
      <style:text-properties fo:color="#68a67e" loext:opacity="100%" style:font-name="DejaVu Sans Mono1" fo:font-size="9pt" fo:font-style="italic" fo:font-weight="normal" officeooo:rsid="000f8907" style:font-size-asian="9pt" style:font-style-asian="italic" style:font-weight-asian="normal"/>
    </style:style>
    <style:style style:name="T16" style:family="text">
      <style:text-properties fo:color="#68a67e" loext:opacity="100%" style:font-name="DejaVu Sans Mono1" fo:font-size="9pt" fo:font-style="italic" fo:font-weight="normal" officeooo:rsid="0026a907" style:font-size-asian="9pt" style:font-style-asian="italic" style:font-weight-asian="normal"/>
    </style:style>
    <style:style style:name="T17" style:family="text">
      <style:text-properties fo:color="#cf8e6d" loext:opacity="100%" style:font-name="DejaVu Sans Mono1" fo:font-size="9pt" fo:font-style="normal" fo:font-weight="normal" style:font-size-asian="9pt" style:font-style-asian="normal" style:font-weight-asian="normal"/>
    </style:style>
    <style:style style:name="T18" style:family="text">
      <style:text-properties fo:color="#cf8e6d" loext:opacity="100%" style:font-name="DejaVu Sans Mono1" fo:font-size="9pt" fo:font-style="normal" fo:font-weight="normal" style:font-size-asian="9pt" style:font-style-asian="normal" style:font-weight-asian="normal"/>
    </style:style>
    <style:style style:name="T19" style:family="text">
      <style:text-properties fo:color="#cf8e6d" loext:opacity="100%" style:font-name="DejaVu Sans Mono1" fo:font-size="9pt" fo:font-style="normal" fo:font-weight="normal" officeooo:rsid="0026a907" style:font-size-asian="9pt" style:font-style-asian="normal" style:font-weight-asian="normal"/>
    </style:style>
    <style:style style:name="T20" style:family="text">
      <style:text-properties fo:color="#cf8e6d" loext:opacity="100%" style:font-name="DejaVu Sans Mono1" fo:font-size="9pt" fo:font-style="normal" fo:font-weight="normal" officeooo:rsid="00289d95" style:font-size-asian="9pt" style:font-style-asian="normal" style:font-weight-asian="normal"/>
    </style:style>
    <style:style style:name="T21" style:family="text">
      <style:text-properties fo:color="#cf8e6d" loext:opacity="100%" style:font-name="DejaVu Sans Mono1" fo:font-size="9pt" fo:font-style="normal" fo:font-weight="normal" officeooo:rsid="003d44c7" style:font-size-asian="9pt" style:font-style-asian="normal" style:font-weight-asian="normal"/>
    </style:style>
    <style:style style:name="T22" style:family="text">
      <style:text-properties fo:color="#56a8f5" loext:opacity="100%" style:font-name="DejaVu Sans Mono1" fo:font-size="9pt" fo:font-style="normal" fo:font-weight="normal" style:font-size-asian="9pt" style:font-style-asian="normal" style:font-weight-asian="normal"/>
    </style:style>
    <style:style style:name="T23" style:family="text">
      <style:text-properties fo:color="#56a8f5" loext:opacity="100%" style:font-name="DejaVu Sans Mono1" fo:font-size="9pt" fo:font-style="normal" fo:font-weight="normal" officeooo:rsid="000dc376" style:font-size-asian="9pt" style:font-style-asian="normal" style:font-weight-asian="normal"/>
    </style:style>
    <style:style style:name="T24" style:family="text">
      <style:text-properties fo:color="#56a8f5" loext:opacity="100%" style:font-name="DejaVu Sans Mono1" fo:font-size="9pt" fo:font-style="normal" fo:font-weight="normal" officeooo:rsid="000f8907" style:font-size-asian="9pt" style:font-style-asian="normal" style:font-weight-asian="normal"/>
    </style:style>
    <style:style style:name="T25" style:family="text">
      <style:text-properties fo:color="#bcbec4" loext:opacity="100%" style:font-name="DejaVu Sans Mono1" fo:font-size="9pt" fo:font-style="normal" fo:font-weight="normal" style:font-size-asian="9pt" style:font-style-asian="normal" style:font-weight-asian="normal"/>
    </style:style>
    <style:style style:name="T26" style:family="text">
      <style:text-properties fo:color="#bcbec4" loext:opacity="100%" style:font-name="DejaVu Sans Mono1" fo:font-size="9pt" fo:font-style="normal" fo:font-weight="normal" officeooo:rsid="000dc376" style:font-size-asian="9pt" style:font-style-asian="normal" style:font-weight-asian="normal"/>
    </style:style>
    <style:style style:name="T27" style:family="text">
      <style:text-properties fo:color="#bcbec4" loext:opacity="100%" style:font-name="DejaVu Sans Mono1" fo:font-size="9pt" fo:font-style="normal" fo:font-weight="normal" officeooo:rsid="000f8907" style:font-size-asian="9pt" style:font-style-asian="normal" style:font-weight-asian="normal"/>
    </style:style>
    <style:style style:name="T28" style:family="text">
      <style:text-properties fo:color="#bcbec4" loext:opacity="100%" style:font-name="DejaVu Sans Mono1" fo:font-size="9pt" fo:font-style="normal" fo:font-weight="normal" officeooo:rsid="000f90c8" style:font-size-asian="9pt" style:font-style-asian="normal" style:font-weight-asian="normal"/>
    </style:style>
    <style:style style:name="T29" style:family="text">
      <style:text-properties fo:color="#bcbec4" loext:opacity="100%" style:font-name="DejaVu Sans Mono1" fo:font-size="9pt" fo:font-style="normal" fo:font-weight="normal" officeooo:rsid="0013aa67" style:font-size-asian="9pt" style:font-style-asian="normal" style:font-weight-asian="normal"/>
    </style:style>
    <style:style style:name="T30" style:family="text">
      <style:text-properties fo:color="#bcbec4" loext:opacity="100%" style:font-name="DejaVu Sans Mono1" fo:font-size="9pt" fo:font-style="normal" fo:font-weight="normal" officeooo:rsid="001cacae" style:font-size-asian="9pt" style:font-style-asian="normal" style:font-weight-asian="normal"/>
    </style:style>
    <style:style style:name="T31" style:family="text">
      <style:text-properties fo:color="#bcbec4" loext:opacity="100%" style:font-name="DejaVu Sans Mono1" fo:font-size="9pt" fo:font-style="normal" fo:font-weight="normal" officeooo:rsid="001cacae" style:font-size-asian="9pt" style:font-style-asian="normal" style:font-weight-asian="normal"/>
    </style:style>
    <style:style style:name="T32" style:family="text">
      <style:text-properties fo:color="#bcbec4" loext:opacity="100%" style:font-name="DejaVu Sans Mono1" fo:font-size="9pt" fo:font-style="normal" fo:font-weight="normal" style:font-size-asian="9pt" style:font-style-asian="normal" style:font-weight-asian="normal" style:font-weight-complex="normal"/>
    </style:style>
    <style:style style:name="T33" style:family="text">
      <style:text-properties fo:color="#bcbec4" loext:opacity="100%" style:font-name="DejaVu Sans Mono1" fo:font-size="9pt" fo:font-style="normal" fo:font-weight="normal" officeooo:rsid="001cacae" style:font-size-asian="9pt" style:font-style-asian="normal" style:font-weight-asian="normal" style:font-weight-complex="normal"/>
    </style:style>
    <style:style style:name="T34" style:family="text">
      <style:text-properties fo:color="#bcbec4" loext:opacity="100%" style:font-name="DejaVu Sans Mono1" fo:font-size="9pt" fo:font-style="normal" fo:font-weight="normal" style:font-size-asian="9pt" style:font-style-asian="normal" style:font-weight-asian="normal"/>
    </style:style>
    <style:style style:name="T35" style:family="text">
      <style:text-properties fo:color="#bcbec4" loext:opacity="100%" style:font-name="DejaVu Sans Mono1" fo:font-size="9pt" fo:font-style="normal" fo:font-weight="normal" officeooo:rsid="0026a907" style:font-size-asian="9pt" style:font-style-asian="normal" style:font-weight-asian="normal"/>
    </style:style>
    <style:style style:name="T36" style:family="text">
      <style:text-properties fo:color="#bcbec4" loext:opacity="100%" style:font-name="DejaVu Sans Mono1" fo:font-size="9pt" fo:font-style="normal" fo:font-weight="normal" officeooo:rsid="00289d95" style:font-size-asian="9pt" style:font-style-asian="normal" style:font-weight-asian="normal"/>
    </style:style>
    <style:style style:name="T37" style:family="text">
      <style:text-properties fo:color="#bcbec4" loext:opacity="100%" style:font-name="DejaVu Sans Mono1" fo:font-size="9pt" fo:font-style="normal" fo:font-weight="normal" officeooo:rsid="003d44c7" style:font-size-asian="9pt" style:font-style-asian="normal" style:font-weight-asian="normal"/>
    </style:style>
    <style:style style:name="T38" style:family="text">
      <style:text-properties fo:color="#bcbec4" loext:opacity="100%" style:font-name="DejaVu Sans Mono1" fo:font-size="9pt" fo:font-style="normal" fo:font-weight="normal" officeooo:rsid="00404bb4" style:font-size-asian="9pt" style:font-style-asian="normal" style:font-weight-asian="normal"/>
    </style:style>
    <style:style style:name="T39" style:family="text">
      <style:text-properties fo:color="#bcbec4" loext:opacity="100%" style:font-name="DejaVu Sans Mono1" fo:font-size="9pt" fo:font-style="normal" fo:font-weight="bold" style:font-size-asian="9pt" style:font-style-asian="normal" style:font-weight-asian="bold" style:font-weight-complex="bold"/>
    </style:style>
    <style:style style:name="T40" style:family="text">
      <style:text-properties fo:color="#bcbec4" loext:opacity="100%" style:font-name="DejaVu Sans Mono1" fo:font-size="9pt" fo:font-style="normal" fo:font-weight="bold" officeooo:rsid="001cacae" style:font-size-asian="9pt" style:font-style-asian="normal" style:font-weight-asian="bold" style:font-weight-complex="bold"/>
    </style:style>
    <style:style style:name="T41" style:family="text">
      <style:text-properties fo:color="#bcbec4" loext:opacity="100%" fo:font-size="9pt" fo:font-style="italic" fo:font-weight="bold" officeooo:rsid="0013aa67" style:font-size-asian="9pt" style:font-style-asian="italic" style:font-weight-asian="bold" style:font-style-complex="italic" style:font-weight-complex="bold"/>
    </style:style>
    <style:style style:name="T42" style:family="text">
      <style:text-properties fo:color="#57aaf7" loext:opacity="100%" style:font-name="DejaVu Sans Mono1" fo:font-size="9pt" fo:font-style="italic" fo:font-weight="normal" style:font-size-asian="9pt" style:font-style-asian="italic" style:font-weight-asian="normal"/>
    </style:style>
    <style:style style:name="T43" style:family="text">
      <style:text-properties fo:color="#2aacb8" loext:opacity="100%" style:font-name="DejaVu Sans Mono1" fo:font-size="9pt" fo:font-style="normal" fo:font-weight="normal" style:font-size-asian="9pt" style:font-style-asian="normal" style:font-weight-asian="normal"/>
    </style:style>
    <style:style style:name="T44" style:family="text">
      <style:text-properties fo:color="#2aacb8" loext:opacity="100%" style:font-name="DejaVu Sans Mono1" fo:font-size="9pt" fo:font-style="normal" fo:font-weight="normal" officeooo:rsid="0013aa67" style:font-size-asian="9pt" style:font-style-asian="normal" style:font-weight-asian="normal"/>
    </style:style>
    <style:style style:name="T45" style:family="text">
      <style:text-properties fo:color="#2aacb8" loext:opacity="100%" style:font-name="DejaVu Sans Mono1" fo:font-size="9pt" fo:font-style="normal" fo:font-weight="normal" officeooo:rsid="001cacae" style:font-size-asian="9pt" style:font-style-asian="normal" style:font-weight-asian="normal"/>
    </style:style>
    <style:style style:name="T46" style:family="text">
      <style:text-properties fo:color="#2aacb8" loext:opacity="100%" style:font-name="DejaVu Sans Mono1" fo:font-size="9pt" fo:font-style="normal" fo:font-weight="normal" officeooo:rsid="001f0a1d" style:font-size-asian="9pt" style:font-style-asian="normal" style:font-weight-asian="normal"/>
    </style:style>
    <style:style style:name="T47" style:family="text">
      <style:text-properties fo:color="#2aacb8" loext:opacity="100%" style:font-name="DejaVu Sans Mono1" fo:font-size="9pt" fo:font-style="normal" fo:font-weight="normal" style:font-size-asian="9pt" style:font-style-asian="normal" style:font-weight-asian="normal" style:font-weight-complex="normal"/>
    </style:style>
    <style:style style:name="T48" style:family="text">
      <style:text-properties fo:color="#2aacb8" loext:opacity="100%" style:font-name="DejaVu Sans Mono1" fo:font-size="9pt" fo:font-style="normal" fo:font-weight="normal" officeooo:rsid="001f0a1d" style:font-size-asian="9pt" style:font-style-asian="normal" style:font-weight-asian="normal" style:font-weight-complex="normal"/>
    </style:style>
    <style:style style:name="T49" style:family="text">
      <style:text-properties fo:color="#2aacb8" loext:opacity="100%" fo:font-size="9pt" fo:font-style="italic" fo:font-weight="bold" officeooo:rsid="0013aa67" style:font-size-asian="9pt" style:font-style-asian="italic" style:font-weight-asian="bold" style:font-style-complex="italic" style:font-weight-complex="bold"/>
    </style:style>
    <style:style style:name="T50" style:family="text">
      <style:text-properties fo:color="#2aacb8" loext:opacity="100%" fo:font-size="9pt" fo:font-style="italic" style:text-underline-style="none" fo:font-weight="normal" officeooo:rsid="001f0a1d" style:font-size-asian="9pt" style:font-style-asian="italic" style:font-weight-asian="normal" style:font-style-complex="italic" style:font-weight-complex="normal"/>
    </style:style>
    <style:style style:name="T51" style:family="text">
      <style:text-properties fo:color="#2aacb8" loext:opacity="100%" fo:font-size="9pt" fo:font-style="italic" style:text-underline-style="none" fo:font-weight="normal" officeooo:rsid="001f0a1d" style:font-size-asian="9pt" style:font-style-asian="italic" style:font-weight-asian="normal" style:font-style-complex="italic" style:font-weight-complex="normal"/>
    </style:style>
    <style:style style:name="T52" style:family="text">
      <style:text-properties fo:color="#2aacb8" loext:opacity="100%" fo:font-size="9pt" fo:font-style="italic" style:text-underline-style="none" fo:font-weight="normal" officeooo:rsid="0026a907" style:font-size-asian="9pt" style:font-style-asian="italic" style:font-weight-asian="normal" style:font-style-complex="italic" style:font-weight-complex="normal"/>
    </style:style>
    <style:style style:name="T53" style:family="text">
      <style:text-properties fo:color="#2aacb8" loext:opacity="100%" fo:font-size="9pt" fo:font-style="italic" style:text-underline-style="none" fo:font-weight="normal" officeooo:rsid="003d44c7" style:font-size-asian="9pt" style:font-style-asian="italic" style:font-weight-asian="normal" style:font-style-complex="italic" style:font-weight-complex="normal"/>
    </style:style>
    <style:style style:name="T54" style:family="text">
      <style:text-properties fo:color="#c77dbb" loext:opacity="100%" style:font-name="DejaVu Sans Mono1" fo:font-size="9pt" fo:font-style="italic" fo:font-weight="normal" style:font-size-asian="9pt" style:font-style-asian="italic" style:font-weight-asian="normal"/>
    </style:style>
    <style:style style:name="T55" style:family="text">
      <style:text-properties fo:color="#c77dbb" loext:opacity="100%" style:font-name="DejaVu Sans Mono1" fo:font-size="9pt" fo:font-style="italic" fo:font-weight="bold" style:font-size-asian="9pt" style:font-style-asian="italic" style:font-weight-asian="bold" style:font-weight-complex="bold"/>
    </style:style>
    <style:style style:name="T56" style:family="text">
      <style:text-properties fo:color="#7a7e85" loext:opacity="100%" style:font-name="DejaVu Sans Mono" fo:font-size="9pt" fo:font-style="normal" fo:font-weight="normal" style:font-size-asian="9pt" style:font-style-asian="normal" style:font-weight-asian="normal"/>
    </style:style>
    <style:style style:name="T57" style:family="text">
      <style:text-properties fo:color="#7a7e85" loext:opacity="100%" style:font-name="DejaVu Sans Mono1" fo:font-size="9pt" fo:font-style="normal" fo:font-weight="normal" style:font-size-asian="9pt" style:font-style-asian="normal" style:font-weight-asian="normal"/>
    </style:style>
    <style:style style:name="T58" style:family="text">
      <style:text-properties fo:color="#7a7e85" loext:opacity="100%" style:font-name="DejaVu Sans Mono1" fo:font-size="9pt" fo:font-style="normal" fo:font-weight="normal" officeooo:rsid="001cacae" style:font-size-asian="9pt" style:font-style-asian="normal" style:font-weight-asian="normal"/>
    </style:style>
    <style:style style:name="T59" style:family="text">
      <style:text-properties fo:color="#7a7e85" loext:opacity="100%" style:font-name="DejaVu Sans Mono1" fo:font-size="9pt" fo:font-style="normal" fo:font-weight="normal" officeooo:rsid="001cacae" style:font-size-asian="9pt" style:font-style-asian="normal" style:font-weight-asian="normal"/>
    </style:style>
    <style:style style:name="T60" style:family="text">
      <style:text-properties fo:color="#7a7e85" loext:opacity="100%" style:font-name="DejaVu Sans Mono1" fo:font-size="9pt" fo:font-style="normal" fo:font-weight="normal" officeooo:rsid="001e7e00" style:font-size-asian="9pt" style:font-style-asian="normal" style:font-weight-asian="normal"/>
    </style:style>
    <style:style style:name="T61" style:family="text">
      <style:text-properties fo:color="#7a7e85" loext:opacity="100%" style:font-name="DejaVu Sans Mono1" fo:font-size="9pt" fo:font-style="normal" fo:font-weight="normal" officeooo:rsid="001f0a1d" style:font-size-asian="9pt" style:font-style-asian="normal" style:font-weight-asian="normal"/>
    </style:style>
    <style:style style:name="T62" style:family="text">
      <style:text-properties fo:color="#7a7e85" loext:opacity="100%" style:font-name="DejaVu Sans Mono1" fo:font-size="9pt" fo:font-style="normal" fo:font-weight="normal" officeooo:rsid="0020fcd0" style:font-size-asian="9pt" style:font-style-asian="normal" style:font-weight-asian="normal"/>
    </style:style>
    <style:style style:name="T63" style:family="text">
      <style:text-properties fo:color="#7a7e85" loext:opacity="100%" style:font-name="DejaVu Sans Mono1" fo:font-size="9pt" fo:font-style="normal" fo:font-weight="normal" officeooo:rsid="003de802" style:font-size-asian="9pt" style:font-style-asian="normal" style:font-weight-asian="normal"/>
    </style:style>
    <style:style style:name="T64" style:family="text">
      <style:text-properties officeooo:rsid="000fc8e9"/>
    </style:style>
    <style:style style:name="T65" style:family="text">
      <style:text-properties officeooo:rsid="001214e6"/>
    </style:style>
    <style:style style:name="T66" style:family="text">
      <style:text-properties officeooo:rsid="0012382e"/>
    </style:style>
    <style:style style:name="T67" style:family="text">
      <style:text-properties officeooo:rsid="0013aa67"/>
    </style:style>
    <style:style style:name="T68" style:family="text">
      <style:text-properties fo:font-style="italic" style:font-style-asian="italic" style:font-style-complex="italic"/>
    </style:style>
    <style:style style:name="T69" style:family="text">
      <style:text-properties fo:font-style="italic" officeooo:rsid="00167340" style:font-style-asian="italic" style:font-style-complex="italic"/>
    </style:style>
    <style:style style:name="T70" style:family="text">
      <style:text-properties fo:font-style="italic" fo:font-weight="bold" officeooo:rsid="0013aa67" style:font-style-asian="italic" style:font-weight-asian="bold" style:font-style-complex="italic" style:font-weight-complex="bold"/>
    </style:style>
    <style:style style:name="T71" style:family="text">
      <style:text-properties fo:font-style="italic" fo:font-weight="bold" officeooo:rsid="00167340" style:font-style-asian="italic" style:font-weight-asian="bold" style:font-style-complex="italic" style:font-weight-complex="bold"/>
    </style:style>
    <style:style style:name="T72" style:family="text">
      <style:text-properties officeooo:rsid="00151007"/>
    </style:style>
    <style:style style:name="T73" style:family="text">
      <style:text-properties style:text-position="sub 58%" fo:font-style="italic" officeooo:rsid="00167340" style:font-style-asian="italic" style:font-style-complex="italic"/>
    </style:style>
    <style:style style:name="T74" style:family="text">
      <style:text-properties style:text-position="sub 58%" fo:font-style="italic" officeooo:rsid="00185a73" style:font-style-asian="italic" style:font-style-complex="italic"/>
    </style:style>
    <style:style style:name="T75" style:family="text">
      <style:text-properties style:text-position="sub 58%" fo:font-style="italic" fo:font-weight="bold" officeooo:rsid="00185a73" style:font-style-asian="italic" style:font-weight-asian="bold" style:font-style-complex="italic" style:font-weight-complex="bold"/>
    </style:style>
    <style:style style:name="T76" style:family="text">
      <style:text-properties style:text-position="sub 58%" fo:font-style="italic" fo:font-weight="bold" officeooo:rsid="00167340" style:font-style-asian="italic" style:font-weight-asian="bold" style:font-style-complex="italic" style:font-weight-complex="bold"/>
    </style:style>
    <style:style style:name="T77" style:family="text">
      <style:text-properties officeooo:rsid="00185a73"/>
    </style:style>
    <style:style style:name="T78" style:family="text">
      <style:text-properties officeooo:rsid="0019eefd"/>
    </style:style>
    <style:style style:name="T79" style:family="text">
      <style:text-properties officeooo:rsid="001b7eaf"/>
    </style:style>
    <style:style style:name="T80" style:family="text">
      <style:text-properties officeooo:rsid="001e7e00"/>
    </style:style>
    <style:style style:name="T81" style:family="text">
      <style:text-properties officeooo:rsid="001f0a1d"/>
    </style:style>
    <style:style style:name="T82" style:family="text">
      <style:text-properties officeooo:rsid="001ffe39"/>
    </style:style>
    <style:style style:name="T83" style:family="text">
      <style:text-properties officeooo:rsid="0020fcd0"/>
    </style:style>
    <style:style style:name="T84" style:family="text">
      <style:text-properties officeooo:rsid="0021a69e"/>
    </style:style>
    <style:style style:name="T85" style:family="text">
      <style:text-properties officeooo:rsid="00220b38"/>
    </style:style>
    <style:style style:name="T86" style:family="text">
      <style:text-properties officeooo:rsid="0023c378"/>
    </style:style>
    <style:style style:name="T87" style:family="text">
      <style:text-properties officeooo:rsid="0024c67c"/>
    </style:style>
    <style:style style:name="T88" style:family="text">
      <style:text-properties style:font-name="Courier New"/>
    </style:style>
    <style:style style:name="T89" style:family="text">
      <style:text-properties style:font-name="Courier New" officeooo:rsid="00289d95"/>
    </style:style>
    <style:style style:name="T90" style:family="text">
      <style:text-properties style:font-name="Courier New" officeooo:rsid="0036e410"/>
    </style:style>
    <style:style style:name="T91" style:family="text">
      <style:text-properties style:font-name="Courier New" officeooo:rsid="0038ce62"/>
    </style:style>
    <style:style style:name="T92" style:family="text">
      <style:text-properties style:font-name="Courier New" officeooo:rsid="003f71ea"/>
    </style:style>
    <style:style style:name="T93" style:family="text">
      <style:text-properties style:font-name="Courier New" officeooo:rsid="0041cd48"/>
    </style:style>
    <style:style style:name="T94" style:family="text">
      <style:text-properties style:font-name="Courier New" officeooo:rsid="0043faa7"/>
    </style:style>
    <style:style style:name="T95" style:family="text">
      <style:text-properties officeooo:rsid="0026a907"/>
    </style:style>
    <style:style style:name="T96" style:family="text">
      <style:text-properties officeooo:rsid="00279d61"/>
    </style:style>
    <style:style style:name="T97" style:family="text">
      <style:text-properties officeooo:rsid="00289d95"/>
    </style:style>
    <style:style style:name="T98" style:family="text">
      <style:text-properties officeooo:rsid="002b82a5"/>
    </style:style>
    <style:style style:name="T99" style:family="text">
      <style:text-properties officeooo:rsid="0030db35"/>
    </style:style>
    <style:style style:name="T100" style:family="text">
      <style:text-properties officeooo:rsid="0032b802"/>
    </style:style>
    <style:style style:name="T101" style:family="text">
      <style:text-properties officeooo:rsid="0035999a"/>
    </style:style>
    <style:style style:name="T102" style:family="text">
      <style:text-properties officeooo:rsid="0036e410"/>
    </style:style>
    <style:style style:name="T103" style:family="text">
      <style:text-properties officeooo:rsid="00379ce3"/>
    </style:style>
    <style:style style:name="T104" style:family="text">
      <style:text-properties officeooo:rsid="0038ce62"/>
    </style:style>
    <style:style style:name="T105" style:family="text">
      <style:text-properties officeooo:rsid="00399fda"/>
    </style:style>
    <style:style style:name="T106" style:family="text">
      <style:text-properties officeooo:rsid="003bf7bc"/>
    </style:style>
    <style:style style:name="T107" style:family="text">
      <style:text-properties officeooo:rsid="003d33e3"/>
    </style:style>
    <style:style style:name="T108" style:family="text">
      <style:text-properties officeooo:rsid="003f71ea"/>
    </style:style>
    <style:style style:name="T109" style:family="text">
      <style:text-properties officeooo:rsid="00404bb4"/>
    </style:style>
    <style:style style:name="T110" style:family="text">
      <style:text-properties officeooo:rsid="0041cd48"/>
    </style:style>
    <style:style style:name="T111" style:family="text">
      <style:text-properties officeooo:rsid="00424a82"/>
    </style:style>
    <style:style style:name="T112" style:family="text">
      <style:text-properties officeooo:rsid="0043faa7"/>
    </style:style>
    <style:style style:name="T113" style:family="text">
      <style:text-properties officeooo:rsid="0045b4b8"/>
    </style:style>
    <style:style style:name="T114" style:family="text">
      <style:text-properties officeooo:rsid="0047b265"/>
    </style:style>
    <style:style style:name="T115" style:family="text">
      <style:text-properties officeooo:rsid="004c1fd7"/>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532_3947954761" text:style-name="Index_20_Link" text:visited-style-name="Index_20_Link">Objective<text:tab/>2</text:a></text:p>
          <text:p text:style-name="P19"><text:a xlink:type="simple" xlink:href="#__RefHeading___Toc1534_3947954761" text:style-name="Index_20_Link" text:visited-style-name="Index_20_Link">Explanation of the crate's purpose<text:tab/>2</text:a></text:p>
          <text:p text:style-name="P19"><text:a xlink:type="simple" xlink:href="#__RefHeading___Toc1536_3947954761" text:style-name="Index_20_Link" text:visited-style-name="Index_20_Link">High-level overview of features<text:tab/>2</text:a></text:p>
          <text:p text:style-name="P18"><text:a xlink:type="simple" xlink:href="#__RefHeading___Toc1538_3947954761" text:style-name="Index_20_Link" text:visited-style-name="Index_20_Link">Theory behind the API<text:tab/>4</text:a></text:p>
          <text:p text:style-name="P19"><text:a xlink:type="simple" xlink:href="#__RefHeading___Toc1540_3947954761" text:style-name="Index_20_Link" text:visited-style-name="Index_20_Link">Understanding Retries<text:tab/>4</text:a></text:p>
          <text:p text:style-name="P19"><text:a xlink:type="simple" xlink:href="#__RefHeading___Toc1542_3947954761%20Copy%201" text:style-name="Index_20_Link" text:visited-style-name="Index_20_Link">Two Types of Results<text:tab/>4</text:a></text:p>
          <text:p text:style-name="P19"><text:a xlink:type="simple" xlink:href="#__RefHeading___Toc1542_3947954761" text:style-name="Index_20_Link" text:visited-style-name="Index_20_Link">Functional Approach to Error Handling<text:tab/>4</text:a></text:p>
          <text:p text:style-name="P19"><text:a xlink:type="simple" xlink:href="#__RefHeading___Toc1544_3947954761" text:style-name="Index_20_Link" text:visited-style-name="Index_20_Link">Zero-Cost Abstractions<text:tab/>5</text:a></text:p>
          <text:p text:style-name="P19"><text:a xlink:type="simple" xlink:href="#__RefHeading___Toc1546_3947954761" text:style-name="Index_20_Link" text:visited-style-name="Index_20_Link">Retry Logic Composition<text:tab/>5</text:a></text:p>
          <text:p text:style-name="P19"><text:a xlink:type="simple" xlink:href="#__RefHeading___Toc1548_3947954761" text:style-name="Index_20_Link" text:visited-style-name="Index_20_Link">Backoff Strategies<text:tab/>6</text:a></text:p>
          <text:p text:style-name="P19"><text:a xlink:type="simple" xlink:href="#__RefHeading___Toc1550_3947954761" text:style-name="Index_20_Link" text:visited-style-name="Index_20_Link">Error Discrimination<text:tab/>6</text:a></text:p>
          <text:p text:style-name="P19"><text:a xlink:type="simple" xlink:href="#__RefHeading___Toc1552_3947954761" text:style-name="Index_20_Link" text:visited-style-name="Index_20_Link">Application API and Retry Chains<text:tab/>6</text:a></text:p>
          <text:p text:style-name="P18"><text:a xlink:type="simple" xlink:href="#__RefHeading___Toc1554_3947954761" text:style-name="Index_20_Link" text:visited-style-name="Index_20_Link">Getting Started<text:tab/>7</text:a></text:p>
          <text:p text:style-name="P19"><text:a xlink:type="simple" xlink:href="#__RefHeading___Toc1938_3947954761" text:style-name="Index_20_Link" text:visited-style-name="Index_20_Link">Understanding the Library API<text:tab/>7</text:a></text:p>
          <text:p text:style-name="P19"><text:a xlink:type="simple" xlink:href="#__RefHeading___Toc1940_3947954761" text:style-name="Index_20_Link" text:visited-style-name="Index_20_Link">Understanding the Application API<text:tab/>7</text:a></text:p>
          <text:p text:style-name="P18"><text:a xlink:type="simple" xlink:href="#__RefHeading___Toc1556_3947954761" text:style-name="Index_20_Link" text:visited-style-name="Index_20_Link">Core Concepts<text:tab/>8</text:a></text:p>
          <text:p text:style-name="P18"><text:a xlink:type="simple" xlink:href="#__RefHeading___Toc1558_3947954761" text:style-name="Index_20_Link" text:visited-style-name="Index_20_Link">Use Cases<text:tab/>9</text:a></text:p>
          <text:p text:style-name="P19"><text:a xlink:type="simple" xlink:href="#__RefHeading___Toc1560_3947954761" text:style-name="Index_20_Link" text:visited-style-name="Index_20_Link">Network Operations<text:tab/>9</text:a></text:p>
          <text:p text:style-name="P19"><text:a xlink:type="simple" xlink:href="#__RefHeading___Toc1562_3947954761" text:style-name="Index_20_Link" text:visited-style-name="Index_20_Link">Resource Access<text:tab/>9</text:a></text:p>
          <text:p text:style-name="P19"><text:a xlink:type="simple" xlink:href="#__RefHeading___Toc1564_3947954761" text:style-name="Index_20_Link" text:visited-style-name="Index_20_Link">User-Level Tasks<text:tab/>9</text:a></text:p>
          <text:p text:style-name="P19"><text:a xlink:type="simple" xlink:href="#__RefHeading___Toc1566_3947954761" text:style-name="Index_20_Link" text:visited-style-name="Index_20_Link">Application Start-Up<text:tab/>9</text:a></text:p>
          <text:p text:style-name="P19"><text:a xlink:type="simple" xlink:href="#__RefHeading___Toc1568_3947954761" text:style-name="Index_20_Link" text:visited-style-name="Index_20_Link">Inter-Service Communication<text:tab/>9</text:a></text:p>
          <text:p text:style-name="P19"><text:a xlink:type="simple" xlink:href="#__RefHeading___Toc1570_3947954761" text:style-name="Index_20_Link" text:visited-style-name="Index_20_Link">Background Jobs and Workers<text:tab/>9</text:a></text:p>
          <text:p text:style-name="P19"><text:a xlink:type="simple" xlink:href="#__RefHeading___Toc1572_3947954761" text:style-name="Index_20_Link" text:visited-style-name="Index_20_Link">Custom Application API Implementations<text:tab/>10</text:a></text:p>
          <text:p text:style-name="P19"><text:a xlink:type="simple" xlink:href="#__RefHeading___Toc1574_3947954761" text:style-name="Index_20_Link" text:visited-style-name="Index_20_Link">Examples from `tests/use_cases.rs`<text:tab/>10</text:a></text:p>
          <text:p text:style-name="P18"><text:a xlink:type="simple" xlink:href="#__RefHeading___Toc1576_3947954761" text:style-name="Index_20_Link" text:visited-style-name="Index_20_Link">Patterns<text:tab/>11</text:a></text:p>
          <text:p text:style-name="P19"><text:a xlink:type="simple" xlink:href="#__RefHeading___Toc1578_3947954761" text:style-name="Index_20_Link" text:visited-style-name="Index_20_Link">Pattern: Adding a keen-retry wrapper to your library<text:tab/>11</text:a></text:p>
          <text:p text:style-name="P19"><text:a xlink:type="simple" xlink:href="#__RefHeading___Toc1580_3947954761" text:style-name="Index_20_Link" text:visited-style-name="Index_20_Link"><text:s/>Pattern: Backoff Strategy Configuration<text:tab/>12</text:a></text:p>
          <text:p text:style-name="P19"><text:a xlink:type="simple" xlink:href="#__RefHeading___Toc1582_3947954761" text:style-name="Index_20_Link" text:visited-style-name="Index_20_Link">--- How to write a `keen-retry` wrapper for your library<text:tab/>12</text:a></text:p>
          <text:p text:style-name="P18"><text:a xlink:type="simple" xlink:href="#__RefHeading___Toc1584_3947954761" text:style-name="Index_20_Link" text:visited-style-name="Index_20_Link">Anti-Patterns<text:tab/>13</text:a></text:p>
          <text:p text:style-name="P18"><text:a xlink:type="simple" xlink:href="#__RefHeading___Toc1586_3947954761" text:style-name="Index_20_Link" text:visited-style-name="Index_20_Link">--- Some anti-patterns:<text:tab/>13</text:a></text:p>
          <text:p text:style-name="P18"><text:a xlink:type="simple" xlink:href="#__RefHeading___Toc1588_3947954761" text:style-name="Index_20_Link" text:visited-style-name="Index_20_Link">Advanced Features<text:tab/>14</text:a></text:p>
          <text:p text:style-name="P18"><text:a xlink:type="simple" xlink:href="#__RefHeading___Toc1590_3947954761" text:style-name="Index_20_Link" text:visited-style-name="Index_20_Link">Instrumentation and Logging<text:tab/>15</text:a></text:p>
          <text:p text:style-name="P18"><text:a xlink:type="simple" xlink:href="#__RefHeading___Toc1592_3947954761" text:style-name="Index_20_Link" text:visited-style-name="Index_20_Link">Performance Considerations<text:tab/>16</text:a></text:p>
          <text:p text:style-name="P18"><text:a xlink:type="simple" xlink:href="#__RefHeading___Toc1596_3947954761" text:style-name="Index_20_Link" text:visited-style-name="Index_20_Link">Backoff<text:tab/>17</text:a></text:p>
          <text:p text:style-name="P19"><text:a xlink:type="simple" xlink:href="#__RefHeading___Toc1598_3947954761" text:style-name="Index_20_Link" text:visited-style-name="Index_20_Link">Retrying Strategies without Backoff<text:tab/>17</text:a></text:p>
          <text:p text:style-name="P19"><text:a xlink:type="simple" xlink:href="#__RefHeading___Toc1600_3947954761" text:style-name="Index_20_Link" text:visited-style-name="Index_20_Link">Retrying Strategies with Backoff<text:tab/>18</text:a></text:p>
          <text:p text:style-name="P19"><text:a xlink:type="simple" xlink:href="#__RefHeading___Toc1602_3947954761" text:style-name="Index_20_Link" text:visited-style-name="Index_20_Link">Common Backoff Algorithms and Analysis<text:tab/>18</text:a></text:p>
          <text:p text:style-name="P20"><text:a xlink:type="simple" xlink:href="#__RefHeading___Toc1604_3947954761" text:style-name="Index_20_Link" text:visited-style-name="Index_20_Link">Constant<text:tab/>18</text:a></text:p>
          <text:p text:style-name="P20"><text:a xlink:type="simple" xlink:href="#__RefHeading___Toc1606_3947954761" text:style-name="Index_20_Link" text:visited-style-name="Index_20_Link">Arithmetic Progression<text:tab/>19</text:a></text:p>
          <text:p text:style-name="P20"><text:a xlink:type="simple" xlink:href="#__RefHeading___Toc1608_3947954761" text:style-name="Index_20_Link" text:visited-style-name="Index_20_Link">Geometric Progression<text:tab/>19</text:a></text:p>
          <text:p text:style-name="P20"><text:a xlink:type="simple" xlink:href="#__RefHeading___Toc1643_3947954761" text:style-name="Index_20_Link" text:visited-style-name="Index_20_Link">The <text:span text:style-name="T68">crèam de la crèam</text:span>: Exponential Backoff with Random Jitter<text:tab/>20</text:a></text:p>
          <text:p text:style-name="P18"><text:a xlink:type="simple" xlink:href="#__RefHeading___Toc1594_3947954761" text:style-name="Index_20_Link" text:visited-style-name="Index_20_Link">Staging Rust Features<text:tab/>21</text:a></text:p>
          <text:p text:style-name="P19"><text:a xlink:type="simple" xlink:href="#__RefHeading___Toc1942_3947954761" text:style-name="Index_20_Link" text:visited-style-name="Index_20_Link">Async fn in Traits<text:tab/>21</text:a></text:p>
          <text:p text:style-name="P19"><text:a xlink:type="simple" xlink:href="#__RefHeading___Toc1944_3947954761" text:style-name="Index_20_Link" text:visited-style-name="Index_20_Link">The Try trait<text:tab/>21</text:a></text:p>
          <text:p text:style-name="P18"><text:a xlink:type="simple" xlink:href="#__RefHeading___Toc1614_3947954761" text:style-name="Index_20_Link" text:visited-style-name="Index_20_Link">Index<text:tab/>22</text:a></text:p>
        </text:index-body>
      </text:table-of-content>
      <text:h text:style-name="P22" text:outline-level="1"/>
      <text:h text:style-name="P21" text:outline-level="1"><text:bookmark-start text:name="__RefHeading___Toc1532_3947954761"/>Objective<text:bookmark-end text:name="__RefHeading___Toc1532_3947954761"/></text:h>
      <text:h text:style-name="Heading_20_2" text:outline-level="2"><text:bookmark-start text:name="__RefHeading___Toc1534_3947954761"/>Explanation of the <text:span text:style-name="T101">crate</text:span>'s purpose<text:bookmark-end text:name="__RefHeading___Toc1534_3947954761"/></text:h>
      <text:p text:style-name="P2">The <text:span text:style-name="Source_20_Text">keen-retry</text:span> crate provides a robust framework for Rust applications to handle and recover from <text:span text:style-name="T2">transient </text:span>errors more effectively. It equips developers with the tools to transform standard operations into retryable workflows with a focus on performance and code clarity. </text:p>
      <text:p text:style-name="P3">The library offers a “Library API” and a<text:span text:style-name="T101">n</text:span> “<text:span text:style-name="T99">Application</text:span> API”:</text:p>
      <text:list xml:id="list1691470144" text:style-name="L1">
        <text:list-item>
          <text:p text:style-name="P49"><text:span text:style-name="Source_20_Text"><text:span text:style-name="T4">Library API</text:span></text:span>: <text:span text:style-name="T2">designed to be used by libraries that want to incorporate error handling &amp; recovery (or “retrying”, for short) into their features. </text:span>By wrapping <text:span text:style-name="T2">your library </text:span><text:span text:style-name="T101">or</text:span> API with <text:span text:style-name="Source_20_Text">keen-retry</text:span>, operations can be made retryable with minimal overhead and maximum expressiveness.</text:p>
        </text:list-item>
        <text:list-item>
          <text:p text:style-name="P49"><text:span text:style-name="Source_20_Text"><text:span text:style-name="T5">Application</text:span></text:span><text:span text:style-name="Source_20_Text"><text:span text:style-name="T4"> API</text:span></text:span>: <text:span text:style-name="T2">de</text:span>s<text:span text:style-name="T2">igned to be exposed down to the application level, providing a functional API to allow deep control of the handling and recovery of errors, </text:span><text:span text:style-name="T101">leveraging zero-copy</text:span>. <text:span text:style-name="T2">This is</text:span> foundational to the chaining of retryable operations, allowing <text:span text:style-name="T99">developers</text:span> to create complex, resilient workflows that gracefully handle transient failures <text:span text:style-name="T101">in complex scenarios</text:span>.</text:p>
        </text:list-item>
      </text:list>
      <text:h text:style-name="Heading_20_2" text:outline-level="2"><text:bookmark-start text:name="__RefHeading___Toc1536_3947954761"/>High-level overview of features<text:bookmark-end text:name="__RefHeading___Toc1536_3947954761"/></text:h>
      <text:list text:style-name="L2">
        <text:list-item>
          <text:p text:style-name="P52"><text:span text:style-name="Strong_20_Emphasis">Retryable Types</text:span>: <text:span text:style-name="T86">The “Library API” consists, primarily, of </text:span><text:span text:style-name="T102">the</text:span> type <text:span text:style-name="Source_20_Text">RetryResult</text:span>, which <text:span text:style-name="T102">enhances</text:span><text:span text:style-name="T86"> the standard Rust </text:span><text:span text:style-name="Source_20_Text"><text:span text:style-name="T86">Result</text:span></text:span><text:span text:style-name="T86"> type by introducing a third variant: </text:span><text:span text:style-name="Source_20_Text"><text:span text:style-name="T102">Transient</text:span></text:span> <text:span text:style-name="T102">(in addition to </text:span><text:span text:style-name="T90">Result::Ok</text:span><text:span text:style-name="T102"> and </text:span><text:span text:style-name="T90">Result::Err</text:span><text:span text:style-name="T102">).</text:span> <text:span text:style-name="T86">Special care was taken, throughout the crate, to leverage zero-copy – this is particularly useful for consumers that may experience transient failures. See the “Patterns” section for more details.</text:span></text:p>
        </text:list-item>
        <text:list-item>
          <text:p text:style-name="P52"><text:span text:style-name="Strong_20_Emphasis"><text:span text:style-name="T86">Functional </text:span></text:span><text:span text:style-name="Strong_20_Emphasis"><text:span text:style-name="T100">Application</text:span></text:span><text:span text:style-name="Strong_20_Emphasis"> API</text:span>: A set of <text:span text:style-name="T86">High Order Functions</text:span> designed for use by the <text:span text:style-name="T86">application logic, enabling detailed instrumentation </text:span><text:span text:style-name="T103">and zero-copy</text:span><text:span text:style-name="T86">. On the other hand, applications are free to not opt-in for retries: a </text:span><text:span text:style-name="Source_20_Text"><text:span text:style-name="T86">RetryResult</text:span></text:span><text:span text:style-name="T86"> </text:span><text:span text:style-name="T103">may be</text:span><text:span text:style-name="T86"> </text:span><text:span text:style-name="T103">easily</text:span><text:span text:style-name="T86"> converted to a standard </text:span><text:span text:style-name="Source_20_Text"><text:span text:style-name="T86">Result</text:span></text:span><text:span text:style-name="T86"> if the retrying features are not used</text:span>.</text:p>
        </text:list-item>
        <text:list-item>
          <text:p text:style-name="P52"><text:span text:style-name="Strong_20_Emphasis">Zero-Cost Abstractions</text:span>: If an operation succeeds or fails fatally on the initial attempt, no extra code is executed, ensuring <text:span text:style-name="T86">the usual </text:span>efficiency. <text:span text:style-name="T86">See the “Performance” section for more details.</text:span></text:p>
        </text:list-item>
        <text:list-item>
          <text:p text:style-name="P51"><text:span text:style-name="Strong_20_Emphasis">Distinct Operations for Initial and Subsequent Attempts</text:span>: The library allows different handling for the initial attempt and retries, providing flexibility for detailed error reporting and nested retry logic – <text:span text:style-name="T103">for instance, a network “send” might fail because the connection was dropped: the retry operation could spend some time verifying the connection and even reconnecting</text:span>. <text:span text:style-name="T103">See the `tests/use_cases.rs` integration test for a thorough example.</text:span></text:p>
        </text:list-item>
        <text:list-item>
          <text:p text:style-name="P51"><text:span text:style-name="Strong_20_Emphasis">Sync and Async Support</text:span>: Full support for both synchronous and asynchronous operations, allowing it to fit seamlessly into various <text:span text:style-name="T104">types of </text:span>Rust <text:span text:style-name="T104">applications</text:span>. <text:span text:style-name="T91">Features</text:span><text:span text:style-name="T104"> are available for turning off Tokio / async support.</text:span></text:p>
        </text:list-item>
        <text:list-item>
          <text:p text:style-name="P51"><text:span text:style-name="Strong_20_Emphasis">Backoff Strategies</text:span>: Configurable backoff strategies to prevent resource exhaustion during retries <text:span text:style-name="T105">are available</text:span>. <text:span text:style-name="T105">For a thorough overview, please refer to the “Backoff” section.</text:span></text:p>
        </text:list-item>
        <text:list-item>
          <text:p text:style-name="P51"><text:soft-page-break/><text:span text:style-name="Strong_20_Emphasis">Comprehensive “</text:span><text:span text:style-name="Strong_20_Emphasis"><text:span text:style-name="T87">Final” </text:span></text:span><text:span text:style-name="Strong_20_Emphasis">Result Types</text:span>: <text:span text:style-name="Source_20_Text">ResolvedResult</text:span> encapsulate all possible outcomes of retryable operations, <text:span text:style-name="T108">through which</text:span> <text:span text:style-name="T108">advanced instrumentation can be added</text:span>.</text:p>
        </text:list-item>
        <text:list-item>
          <text:p text:style-name="P51"><text:span text:style-name="Strong_20_Emphasis">Ease of Integration</text:span>: The library is designed to integrate smoothly with existing Rust codebases, requiring minimal changes to adopt retry capabilities.</text:p>
        </text:list-item>
      </text:list>
      <text:p text:style-name="P2">This comprehensive suite of features is crafted to provide a scalable and expressive error handling and recovery solution that fits naturally within the Rust ecosystem.</text:p>
      <text:h text:style-name="P21" text:outline-level="1"><text:bookmark-start text:name="__RefHeading___Toc1538_3947954761"/>Theory behind the API<text:bookmark-end text:name="__RefHeading___Toc1538_3947954761"/></text:h>
      <text:p text:style-name="Text_20_body">At the heart of the <text:span text:style-name="Source_20_Text">keen-retry</text:span> crate is the concept of resilience in software systems. Resilience, in this context, refers to the system's ability to handle and recover from failures gracefully. This is particularly important in distributed systems where network hiccups, transient service unavailability, or temporary resource constraints are common. The <text:span text:style-name="Source_20_Text">keen-retry</text:span> library provides a structured way to approach these challenges by enabling operations to be retried under predefined conditions.</text:p>
      <text:h text:style-name="Heading_20_2" text:outline-level="2"><text:bookmark-start text:name="__RefHeading___Toc1540_3947954761"/>Understanding Retries<text:bookmark-end text:name="__RefHeading___Toc1540_3947954761"/></text:h>
      <text:p text:style-name="Text_20_body">Retry patterns allow applications to automatically repeat an operation in the face of failure, giving the system a chance to recover, <text:span text:style-name="T108">if the temporary underlying issue is resolved</text:span>, <text:span text:style-name="T87">before a fatal error is </text:span><text:span text:style-name="T108">finally</text:span><text:span text:style-name="T87"> computed</text:span>. However, not all failures should trigger a retry. The <text:span text:style-name="Source_20_Text">keen-retry</text:span> crate distinguishes between transient failures that are potentially recoverable and permanent failures that are not, allowing developers to define nuanced retry policies.</text:p>
      <text:h text:style-name="P30" text:outline-level="2"><text:bookmark-start text:name="__RefHeading___Toc1542_3947954761 Copy 1"/>Two Types of Results<text:bookmark-end text:name="__RefHeading___Toc1542_3947954761 Copy 1"/></text:h>
      <text:p text:style-name="P83">Operations are expected to succeed on the first attempt, hav<text:span text:style-name="T108">ing</text:span> their outputs extracted and their inputs consumed. When they don’t, a first “Result” is obtained – we call <text:span text:style-name="T108">it</text:span> <text:span text:style-name="Source_20_Text">RetryResult</text:span>: this type distinguishes between three states: <text:span text:style-name="T88">Ok</text:span>, <text:span text:style-name="T92">Transient</text:span> and <text:span text:style-name="T88">Fatal</text:span>.</text:p>
      <text:p text:style-name="P83"><text:span text:style-name="T88">Ok</text:span> and <text:span text:style-name="T88">Fatal</text:span> are terminal states – they are ready to be converted back to a standard Rust <text:span text:style-name="Source_20_Text">Result</text:span> type. The <text:span text:style-name="T92">Transient</text:span> state allows triggering a set of additional steps to attempt recovery.</text:p>
      <text:p text:style-name="P83">When the retrying process takes place, the second “Result” – <text:span text:style-name="Source_20_Text">ResolvedResult</text:span>, plays a role: it is considered a “Final” Result, as no more retries can be performed. This type can also be converted to a standard <text:span text:style-name="Source_20_Text">Result</text:span> type, although it contains more nuanced states in case the application wants to inspect it: <text:span text:style-name="T88">Ok</text:span>, <text:span text:style-name="T88">Fatal</text:span>, <text:span text:style-name="T88">Recovered</text:span>, <text:span text:style-name="T88">GivenUp</text:span> and <text:span text:style-name="T88">Unrecoverable</text:span>. <text:span text:style-name="T95">For m</text:span>ore more details, please consult the <text:a xlink:type="simple" xlink:href="https://docs.rs/keen-retry/0.2.2/keen_retry/enum.ResolvedResult.html" text:style-name="Internet_20_link" text:visited-style-name="Visited_20_Internet_20_Link">library’s documentation</text:a>.</text:p>
      <text:h text:style-name="Heading_20_2" text:outline-level="2"><text:bookmark-start text:name="__RefHeading___Toc1542_3947954761"/>Functional Approach to Error Handling<text:bookmark-end text:name="__RefHeading___Toc1542_3947954761"/></text:h>
      <text:p text:style-name="Text_20_body"><text:span text:style-name="Source_20_Text">keen-retry</text:span> adopts a functional paradigm akin to Rust’s own <text:span text:style-name="Source_20_Text">Result&lt;&gt;</text:span> and <text:span text:style-name="Source_20_Text">Option&lt;&gt;</text:span> types, ensuring a familiar and idiomatic experience for Rust developers. This design choice facilitates clean and maintainable code, avoiding common pitfalls such as "callback hell" that can arise with more imperative error-handling strategies.</text:p>
      <text:p text:style-name="P83">A set of High Order Functions are provided to manipulate both the <text:span text:style-name="Source_20_Text">RetryResult</text:span> and the <text:span text:style-name="Source_20_Text">ResolvedResult</text:span> types, allowing detailed instrumentation to be incorporated in all phases of the error handling and recovery process.</text:p>
      <text:h text:style-name="P27" text:outline-level="2"><text:bookmark-start text:name="__RefHeading___Toc1544_3947954761"/><text:soft-page-break/>Zero-Cost Abstractions<text:bookmark-end text:name="__RefHeading___Toc1544_3947954761"/></text:h>
      <text:p text:style-name="P84"><text:span text:style-name="Source_20_Text">keen-retry</text:span>-enabled methods, that you expose in your <text:span text:style-name="T95">own API or </text:span>library, are first class citizens: the <text:span text:style-name="Source_20_Text">keen-retry</text:span> “<text:span text:style-name="T87">final” r</text:span>esult type <text:span text:style-name="Source_20_Text">ResolvedResult</text:span> <text:span text:style-name="T109">may be easily </text:span>converted to <text:span text:style-name="T87">an ordinary</text:span> <text:span text:style-name="Source_20_Text">Result</text:span>, so you don’t need to distinguish your “original operations” from the “<text:span text:style-name="Source_20_Text">keen-retry</text:span>-enabled ones” – <text:span text:style-name="T109">and </text:span>the conversion is done at compile time:</text:p>
      <text:p text:style-name="P35" loext:marker-style-name="T25"><text:span text:style-name="T9">/// </text:span><text:span text:style-name="T10">In the example bellow, </text:span><text:span text:style-name="T14">`YourLibrary`</text:span><text:span text:style-name="T10"> uses the </text:span><text:span text:style-name="T14">`keen-retry`</text:span><text:span text:style-name="T10"> API</text:span></text:p>
      <text:p text:style-name="P35" loext:marker-style-name="T25"><text:span text:style-name="T9">/// </text:span><text:span text:style-name="T10">and</text:span><text:span text:style-name="T9"> we may, </text:span><text:span text:style-name="T11">simply</text:span><text:span text:style-name="T10">, </text:span><text:span text:style-name="T11">not opt-in for</text:span><text:span text:style-name="T10"> any retrying features</text:span><text:span text:style-name="T9"><text:line-break/>/// -- it will behave like </text:span><text:span text:style-name="T11">a standard </text:span><text:span text:style-name="T13">`Result&lt;</text:span><text:span text:style-name="T16">O, E</text:span><text:span text:style-name="T13">&gt;`<text:line-break/></text:span><text:span text:style-name="T17">fn </text:span><text:span text:style-name="T23">do_something</text:span><text:span text:style-name="T25">() -&gt; Result&lt;(), StdErrorType&gt; {<text:line-break/> <text:s text:c="3"/></text:span><text:span text:style-name="T17">let </text:span><text:span text:style-name="T26">handle</text:span><text:span text:style-name="T25"> = </text:span><text:span text:style-name="T26">YourLibrary</text:span><text:span text:style-name="T25">::</text:span><text:span text:style-name="T42">new</text:span><text:span text:style-name="T25">(</text:span><text:span text:style-name="T43">...</text:span><text:span text:style-name="T25">);<text:line-break/> <text:s text:c="3"/></text:span><text:span text:style-name="T26">handle</text:span><text:span text:style-name="T25">.</text:span><text:span text:style-name="T26">retryable_method</text:span><text:span text:style-name="T25">().</text:span><text:span text:style-name="T36">into</text:span><text:span text:style-name="T38">_result</text:span><text:span text:style-name="T36">()</text:span><text:span text:style-name="T17">?</text:span><text:span text:style-name="T25">;<text:line-break/> <text:s text:c="3"/></text:span><text:span text:style-name="T54">Ok</text:span><text:span text:style-name="T25">(())<text:line-break/>}</text:span></text:p>
      <text:p text:style-name="P4"/>
      <text:p text:style-name="P85">In the example above, not using the <text:span text:style-name="Source_20_Text">keen-retry</text:span> result features works as treating both permanent and transient errors as hard failures – no retrying <text:span text:style-name="T95">measures will be taken </text:span><text:span text:style-name="T110">and </text:span><text:span text:style-name="T93">Err</text:span><text:span text:style-name="T110"> will be propagated</text:span>.</text:p>
      <text:p text:style-name="P86">This simplif<text:span text:style-name="T110">ies</text:span> your API design by not requiring the distinction of original / <text:span text:style-name="Source_20_Text">keen-retry</text:span>-enabled methods: <text:span text:style-name="T95">simply enable your methods to return a </text:span><text:span text:style-name="Source_20_Text"><text:span text:style-name="T95">RetryResult</text:span></text:span><text:span text:style-name="T95"> </text:span><text:span text:style-name="T110">and</text:span><text:span text:style-name="T95"> user code </text:span><text:span text:style-name="T110">will require only a minor change</text:span><text:span text:style-name="T95">. </text:span><text:span text:style-name="T110">Nonetheless, this is not the recommended pattern: it is recommended that Libraries and APIs do create additional methods with the suffix “_retry()”: those are the ones that should return a </text:span><text:span text:style-name="Source_20_Text"><text:span text:style-name="T95">RetryResult</text:span></text:span><text:span text:style-name="T110">. Please consult the “Patterns” section for more details.</text:span></text:p>
      <text:h text:style-name="Heading_20_2" text:outline-level="2"><text:bookmark-start text:name="__RefHeading___Toc1546_3947954761"/>Retry Logic Composition<text:bookmark-end text:name="__RefHeading___Toc1546_3947954761"/></text:h>
      <text:p text:style-name="Text_20_body">A key feature of the <text:span text:style-name="Source_20_Text">keen-retry</text:span> crate is its support for composing complex retry logic through chaining. This composability is crucial for building robust systems where operations depend on multiple, potentially flaky, services or resources. By allowing operations to be chained, <text:span text:style-name="Source_20_Text">keen-retry</text:span> makes it possible to articulate clear and maintainable error recovery flows.</text:p>
      <text:p text:style-name="P87">Bellow, you will see code that chains the retrying up to a reconnection, if sending a message fails:</text:p>
      <text:p text:style-name="P45" loext:marker-style-name="T25"><text:span text:style-name="T17">self</text:span><text:span text:style-name="T25">.send(payload)<text:line-break/> <text:s text:c="3"/>.retry_with_async(|</text:span><text:span text:style-name="T35">payload</text:span><text:span text:style-name="T25">| </text:span><text:span text:style-name="T17">async move </text:span><text:span text:style-name="T25">{<text:line-break/> <text:s text:c="7"/></text:span><text:span text:style-name="T17">if </text:span><text:span text:style-name="T25">!</text:span><text:span text:style-name="T17">self</text:span><text:span text:style-name="T25">.is_connected() {<text:line-break/> <text:s text:c="11"/></text:span><text:span text:style-name="T19">if let </text:span><text:span text:style-name="T35">Err(err)</text:span><text:span text:style-name="T19"> = </text:span><text:span text:style-name="T17">self</text:span><text:span text:style-name="T25">.connect_to_server().</text:span><text:span text:style-name="T17">await</text:span><text:span text:style-name="T25"> {<text:line-break/> <text:s text:c="15"/></text:span><text:span text:style-name="T17">return </text:span><text:span text:style-name="T25">RetryConsumerResult::Fatal {<text:line-break/> <text:s text:c="19"/>input: payload,<text:line-break/> <text:s text:c="19"/>error: TransportErrors::CannotReconnect {root_cause: err.into()}<text:line-break/> <text:s text:c="15"/>};<text:line-break/> <text:s text:c="11"/>}<text:line-break/> <text:s text:c="7"/>}<text:line-break/> <text:s text:c="7"/></text:span><text:span text:style-name="T17">self</text:span><text:span text:style-name="T25">.send(payload)<text:line-break/> <text:s text:c="3"/>})<text:line-break/></text:span><text:span text:style-name="Source_20_Text"><text:span text:style-name="T58"> <text:s text:c="3"/></text:span></text:span><text:span text:style-name="Source_20_Text"><text:span text:style-name="T33">.with_exponential_jitter</text:span></text:span><text:span text:style-name="Source_20_Text"><text:span text:style-name="T30">(</text:span></text:span><text:span text:style-name="Source_20_Text"><text:span text:style-name="T50">...</text:span></text:span><text:span text:style-name="Source_20_Text"><text:span text:style-name="T30">)</text:span></text:span><text:span text:style-name="T25"><text:line-break/> <text:s text:c="3"/>.await</text:span></text:p>
      <text:p text:style-name="P44"/>
      <text:p text:style-name="P44">Notice that <text:span text:style-name="T88">connect_to_server()</text:span> may perform its own retrying process – which may lead to highly delayed retrying procedures if nesting is not done properly. Please refer to the “Anti-Patterns” section for more details regarding this phenomenon and how to <text:span text:style-name="T110">enforce</text:span> <text:span text:style-name="T110">t</text:span>ime-outs.</text:p>
      <text:h text:style-name="Heading_20_2" text:outline-level="2"><text:bookmark-start text:name="__RefHeading___Toc1548_3947954761"/><text:soft-page-break/>Backoff Strategies<text:bookmark-end text:name="__RefHeading___Toc1548_3947954761"/></text:h>
      <text:p text:style-name="Text_20_body">Implementing retries without a strategy can lead to exacerbated problems, like overwhelming a struggling service with a flood of retries. <text:span text:style-name="Source_20_Text">keen-retry</text:span> provides configurable backoff algorithms that can be employed to intelligently space out retry attempts, giving systems the breathing room needed to recover.</text:p>
      <text:h text:style-name="Heading_20_2" text:outline-level="2"><text:bookmark-start text:name="__RefHeading___Toc1550_3947954761"/>Error Discrimination<text:bookmark-end text:name="__RefHeading___Toc1550_3947954761"/></text:h>
      <text:p text:style-name="Text_20_body">The <text:span text:style-name="Source_20_Text">keen-retry</text:span> API enables operations to signal whether a failure is transient or fatal. This distinction is crucial for avoiding unnecessary retries in situations where they would be futile, such as with authentication failures or other permanent issues.</text:p>
      <text:p text:style-name="P101">This requires that Libraries are able to distinguish between these classes of errors. So, before the integration effort, maybe refactorings have to be made.</text:p>
      <text:h text:style-name="Heading_20_2" text:outline-level="2"><text:bookmark-start text:name="__RefHeading___Toc1552_3947954761"/><text:span text:style-name="T100">Application</text:span> API and Retry Chains<text:bookmark-end text:name="__RefHeading___Toc1552_3947954761"/></text:h>
      <text:p text:style-name="Text_20_body"><text:span text:style-name="T100">The</text:span> <text:span text:style-name="T100">key</text:span> feature of <text:span text:style-name="Source_20_Text">keen-retry</text:span> is its <text:span text:style-name="T100">Application</text:span> API, that empowers<text:span text:style-name="T100"> developers</text:span> to implement retry logic at the application level. This extends the resilience capabilities all the way from low-level libraries to the final user-facing applications, creating a cohesive retry mechanism throughout the stack.</text:p>
      <text:p text:style-name="Text_20_body"/>
      <text:h text:style-name="P21" text:outline-level="1"><text:bookmark-start text:name="__RefHeading___Toc1554_3947954761"/>Getting Started<text:bookmark-end text:name="__RefHeading___Toc1554_3947954761"/></text:h>
      <text:p text:style-name="Text_20_body">To use <text:span text:style-name="Source_20_Text">keen-retry</text:span>, add it as a dependency in your <text:span text:style-name="Source_20_Text">Cargo.toml</text:span> file and import the necessary components, such as <text:span text:style-name="Source_20_Text">RetryConsumerResult</text:span>, <text:span text:style-name="Source_20_Text">RetryProducerResult</text:span>, <text:span text:style-name="Source_20_Text">RetryResult</text:span>, and <text:span text:style-name="Source_20_Text">KeenRetry[Async]Executor</text:span>.</text:p>
      <text:h text:style-name="P31" text:outline-level="2"><text:bookmark-start text:name="__RefHeading___Toc1938_3947954761"/>Understanding the Library API<text:bookmark-end text:name="__RefHeading___Toc1938_3947954761"/></text:h>
      <text:p text:style-name="P97">,,,,</text:p>
      <text:p text:style-name="P97"/>
      <text:h text:style-name="P31" text:outline-level="2"><text:bookmark-start text:name="__RefHeading___Toc1940_3947954761"/>Understanding the Application API<text:bookmark-end text:name="__RefHeading___Toc1940_3947954761"/></text:h>
      <text:p text:style-name="P97">…</text:p>
      <text:p text:style-name="P97"/>
      <text:h text:style-name="P33" text:outline-level="2">Some Diagrams</text:h>
      <text:p text:style-name="P110"/>
      <text:h text:style-name="P21" text:outline-level="1"><text:bookmark-start text:name="__RefHeading___Toc1556_3947954761"/>Core Concepts<text:bookmark-end text:name="__RefHeading___Toc1556_3947954761"/></text:h>
      <text:p text:style-name="Text_20_body"><text:span text:style-name="Source_20_Text">&lt;&lt;</text:span><text:span text:style-name="Source_20_Text"><text:span text:style-name="T79">here I should introduce how the library works&gt;&gt;</text:span></text:span><text:span text:style-name="Source_20_Text"><text:line-break/>keen-retry</text:span> introduces several key abstractions:</text:p>
      <text:list text:continue-list="list1691470144" text:style-name="L1">
        <text:list-item>
          <text:p text:style-name="P50"><text:span text:style-name="Source_20_Text">RetryConsumerResult</text:span>, <text:span text:style-name="Source_20_Text">ProducerRetryResult</text:span>, <text:span text:style-name="Source_20_Text">RetryResult</text:span> serve as wrappers around retryable operations, similar to <text:span text:style-name="Source_20_Text">Result&lt;&gt;</text:span>.</text:p>
        </text:list-item>
        <text:list-item>
          <text:p text:style-name="P50"><text:span text:style-name="Source_20_Text">KeenRetry[Async]Executor</text:span> is responsible for executing the retry logic according to the selected backoff algorithm and retry limits.</text:p>
        </text:list-item>
        <text:list-item>
          <text:p text:style-name="P48"><text:span text:style-name="Source_20_Text">ResolvedResult</text:span> provides a comprehensive result type encompassing all possible outcomes of a retry operation.</text:p>
        </text:list-item>
      </text:list>
      <text:h text:style-name="P22" text:outline-level="1"/>
      <text:h text:style-name="P21" text:outline-level="1"><text:bookmark-start text:name="__RefHeading___Toc1558_3947954761"/>Use Cases<text:bookmark-end text:name="__RefHeading___Toc1558_3947954761"/></text:h>
      <text:p text:style-name="Text_20_body">The <text:span text:style-name="Source_20_Text">keen-retry</text:span> crate is versatile, finding its place in a wide array of scenarios where operations may fail due to transient issues. Here are several use cases that exemplify how the library can be employed:</text:p>
      <text:h text:style-name="Heading_20_2" text:outline-level="2"><text:bookmark-start text:name="__RefHeading___Toc1560_3947954761"/>Network Operations<text:bookmark-end text:name="__RefHeading___Toc1560_3947954761"/></text:h>
      <text:p text:style-name="Text_20_body">In the realm of network requests – such as API calls, database transactions, or remote service interactions – failures can occur due to temporary network instability or service unavailability. <text:span text:style-name="Source_20_Text">keen-retry</text:span> can wrap these operations, allowing them to be retried with a strategy appropriate for the context, whether it be immediate, delayed, exponential backoff, or a custom approach.</text:p>
      <text:h text:style-name="Heading_20_2" text:outline-level="2"><text:bookmark-start text:name="__RefHeading___Toc1562_3947954761"/>Resource Access<text:bookmark-end text:name="__RefHeading___Toc1562_3947954761"/></text:h>
      <text:p text:style-name="Text_20_body">Operations involving file systems or other resources can intermittently fail due to locks, contention, or resource limitations. Employing <text:span text:style-name="Source_20_Text">keen-retry</text:span> enables developers to smoothly handle these scenarios, improving user experience and system reliability.</text:p>
      <text:h text:style-name="Heading_20_2" text:outline-level="2"><text:bookmark-start text:name="__RefHeading___Toc1564_3947954761"/>User-Level Tasks<text:bookmark-end text:name="__RefHeading___Toc1564_3947954761"/></text:h>
      <text:p text:style-name="Text_20_body">Tasks initiated by end-users that are prone to failure, such as uploading files to a server or posting data to a web service, can benefit from <text:span text:style-name="Source_20_Text">keen-retry</text:span>. By integrating retry logic, applications can reduce the need for manual retry attempts by users, thereby enhancing the overall usability.</text:p>
      <text:h text:style-name="Heading_20_2" text:outline-level="2"><text:bookmark-start text:name="__RefHeading___Toc1566_3947954761"/>Application Start-Up<text:bookmark-end text:name="__RefHeading___Toc1566_3947954761"/></text:h>
      <text:p text:style-name="Text_20_body">During the start-up phase of applications, especially those that rely on external services or databases, <text:span text:style-name="Source_20_Text">keen-retry</text:span> can ensure that initial connections are established reliably, even in the face of transient service delays or unavailability.</text:p>
      <text:h text:style-name="Heading_20_2" text:outline-level="2"><text:bookmark-start text:name="__RefHeading___Toc1568_3947954761"/>Inter-Service Communication<text:bookmark-end text:name="__RefHeading___Toc1568_3947954761"/></text:h>
      <text:p text:style-name="Text_20_body">In microservices architectures, services often need to communicate with each other. Given the distributed nature of such systems, <text:span text:style-name="Source_20_Text">keen-retry</text:span> is invaluable for managing the inherent instability and ensuring that communication between services is resilient.</text:p>
      <text:h text:style-name="Heading_20_2" text:outline-level="2"><text:bookmark-start text:name="__RefHeading___Toc1570_3947954761"/>Background Jobs and Workers<text:bookmark-end text:name="__RefHeading___Toc1570_3947954761"/></text:h>
      <text:p text:style-name="Text_20_body">For background processing systems, workers may encounter temporary issues while handling jobs. <text:span text:style-name="Source_20_Text">keen-retry</text:span> can be used to automatically retry failed jobs according to specified policies, thereby reducing the need for manual intervention and monitoring.</text:p>
      <text:h text:style-name="Heading_20_2" text:outline-level="2"><text:bookmark-start text:name="__RefHeading___Toc1572_3947954761"/><text:soft-page-break/>Custom <text:span text:style-name="T100">Application</text:span> API Implementations<text:bookmark-end text:name="__RefHeading___Toc1572_3947954761"/></text:h>
      <text:p text:style-name="Text_20_body"><text:span text:style-name="Source_20_Text">keen-retry</text:span>'s <text:span text:style-name="T100">Application</text:span> API allows library consumers to define their own retry logic, tailored to the specific requirements of their application. This ensures that the retry mechanisms are as fine-grained and context-specific as necessary.</text:p>
      <text:h text:style-name="Heading_20_2" text:outline-level="2"><text:bookmark-start text:name="__RefHeading___Toc1574_3947954761"/>Examples from `<text:span text:style-name="T111">tests/</text:span><text:span text:style-name="Source_20_Text">use_cases.rs`</text:span><text:bookmark-end text:name="__RefHeading___Toc1574_3947954761"/></text:h>
      <text:p text:style-name="Text_20_body">The `<text:span text:style-name="Source_20_Text"><text:span text:style-name="T111">tests/u</text:span></text:span><text:span text:style-name="Source_20_Text">se_cases.rs</text:span>` <text:span text:style-name="T111">f</text:span>ile provides concrete examples of these scenarios. It showcases the <text:span text:style-name="Source_20_Text">keen-retry</text:span> crate in action, demonstrating how to handle both synchronous and asynchronous operations, incorporate detailed instrumentation, and define complex retry policies. These examples are instrumental in illustrating the practical application of the library's features.</text:p>
      <text:p text:style-name="Text_20_body"/>
      <text:h text:style-name="P21" text:outline-level="1"><text:bookmark-start text:name="__RefHeading___Toc1576_3947954761"/>Patterns<text:bookmark-end text:name="__RefHeading___Toc1576_3947954761"/></text:h>
      <text:p text:style-name="Text_20_body"><text:span text:style-name="T112">As general guidelines, w</text:span>hen using <text:span text:style-name="Source_20_Text">keen-retry</text:span>, it is recommended to:</text:p>
      <text:p text:style-name="P102">For Libraries:</text:p>
      <text:list text:style-name="L3">
        <text:list-item>
          <text:p text:style-name="P53">Define clear conditions for when an operation should be retried and when it should fail immediately. <text:span text:style-name="T112">Usually this is done by having custom error types and placing this knowledge along with them, in a </text:span><text:span text:style-name="T94">.is_fatal()</text:span><text:span text:style-name="T112"> method.</text:span></text:p>
        </text:list-item>
        <text:list-item>
          <text:p text:style-name="P103">If you own the library, additional methods should be added to the API: <text:span text:style-name="T88">*_retry()</text:span>. These methods should map all the original methods suitable for retrying and return a <text:span text:style-name="Source_20_Text">RetryResult</text:span>.</text:p>
        </text:list-item>
        <text:list-item>
          <text:p text:style-name="P104">If you don’t own the library, these same methods may be added on an adapter type.</text:p>
        </text:list-item>
      </text:list>
      <text:p text:style-name="P105"/>
      <text:p text:style-name="P105">Having the *_retry() methods available in the libraries are advantageous, as other libraries may use these methods for an easy determination of the transient failures.</text:p>
      <text:p text:style-name="P105"/>
      <text:p text:style-name="P106">For Applications:</text:p>
      <text:list text:continue-numbering="true" text:style-name="L3">
        <text:list-item>
          <text:p text:style-name="P107">Define the retry algorithm – possibly, by just calling the same operation again or by chaining retryable operations for complex workflows with enhanced resiliency.</text:p>
        </text:list-item>
        <text:list-item>
          <text:p text:style-name="P53"><text:span text:style-name="T113">Consider one of the</text:span> backoff strategies to avoid overwhelming resources.</text:p>
        </text:list-item>
        <text:list-item>
          <text:p text:style-name="P108">Use the High Order Functions to create rich, informative and meaningful instrumentation.</text:p>
        </text:list-item>
      </text:list>
      <text:p text:style-name="P109"><text:span text:style-name="T114">Bellow follow the details of the established patterns that promote resiliency and clarity.</text:span></text:p>
      <text:h text:style-name="P29" text:outline-level="2"><text:bookmark-start text:name="__RefHeading___Toc1578_3947954761"/>Pattern: <text:span text:style-name="T85">Adding a </text:span><text:span text:style-name="Source_20_Text"><text:span text:style-name="T85">keen-retry</text:span></text:span><text:span text:style-name="T85"> wrapper to your library</text:span><text:bookmark-end text:name="__RefHeading___Toc1578_3947954761"/></text:h>
      <text:p text:style-name="Text_20_body"><text:span text:style-name="T84">For libraries and for the operations you want to add retrying features to, w</text:span>rap <text:span text:style-name="T84">them</text:span> <text:span text:style-name="T84">with a method that converts the standard Rust’s error handling to ours</text:span>:</text:p>
      <text:p text:style-name="P36" loext:marker-style-name="T25"><text:span text:style-name="Source_20_Text"><text:span text:style-name="T12">/// Assume </text:span></text:span><text:span text:style-name="T13">`</text:span><text:span text:style-name="T15">produce</text:span><text:span text:style-name="T13">_operation`</text:span><text:span text:style-name="T9"> is a user-defined function that returns a </text:span><text:span text:style-name="T13">`Result`</text:span><text:span text:style-name="T9">.<text:line-break/></text:span><text:span text:style-name="T17">fn </text:span><text:span text:style-name="T24">produce</text:span><text:span text:style-name="T22">_operation_retryable</text:span><text:span text:style-name="T25">() -&gt; </text:span><text:span text:style-name="T39">RetryProducerResult</text:span><text:span text:style-name="T25">&lt;OutputType, ErrorType&gt; {<text:line-break/> <text:s text:c="3"/></text:span><text:span text:style-name="T17">match </text:span><text:span text:style-name="T27">produce_</text:span><text:span text:style-name="T25">operation() {<text:line-break/> <text:s text:c="7"/></text:span><text:span text:style-name="T54">Ok</text:span><text:span text:style-name="T25">(output) =&gt; </text:span><text:span text:style-name="T39">RetryResult::</text:span><text:span text:style-name="T55">Ok</text:span><text:span text:style-name="T25">(output),<text:line-break/> <text:s text:c="7"/></text:span><text:span text:style-name="T54">Err</text:span><text:span text:style-name="T25">(e) =&gt; </text:span><text:span text:style-name="T17">match </text:span><text:span text:style-name="T25">e {<text:line-break/> <text:s text:c="11"/>ErrorType::Transient(_) =&gt; </text:span><text:span text:style-name="T39">RetryResult::</text:span><text:span text:style-name="T55">Retry</text:span><text:span text:style-name="T25">(e),<text:line-break/> <text:s text:c="11"/>_ =&gt; </text:span><text:span text:style-name="T39">RetryResult::</text:span><text:span text:style-name="T55">Fatal</text:span><text:span text:style-name="T25">(e),<text:line-break/> <text:s text:c="7"/>},<text:line-break/> <text:s text:c="3"/>}<text:line-break/>}</text:span></text:p>
      <text:p text:style-name="Standard"><text:span text:style-name="Source_20_Text"/></text:p>
      <text:p text:style-name="Text_20_body">This pattern shows how to convert a standard <text:span text:style-name="Source_20_Text">Result</text:span> into <text:span text:style-name="T84">one of the </text:span><text:span text:style-name="Source_20_Text">RetryResult</text:span> <text:span text:style-name="T84">types,</text:span> differentiating between transient and fatal errors.</text:p>
      <text:p text:style-name="P82">As seen, zero-cost abstractions guarantees we can use <text:span text:style-name="Source_20_Text">produce_operation_retryable()</text:span> as if it returned the standard <text:span text:style-name="Source_20_Text">Result</text:span> type: this gives us the possibility to simply name this method <text:span text:style-name="Source_20_Text">produce_operation()</text:span>.</text:p>
      <text:p text:style-name="P80">Notice the following <text:span text:style-name="Source_20_Text">keen-retry</text:span> error types exist to leverage zero-copy:</text:p>
      <text:list text:style-name="L11">
        <text:list-item>
          <text:p text:style-name="P81"><text:soft-page-break/><text:span text:style-name="Source_20_Text">RetryConsumerResult</text:span>: use this for operations that require expensive input data – for instance, adding a message to a queue collecting the “processing results”: in this case, retrying (in case adding to the queue fails) would be done by reusing the input;</text:p>
        </text:list-item>
        <text:list-item>
          <text:p text:style-name="P81"><text:span text:style-name="Source_20_Text">RetryProducerResult</text:span>: use this for operations use resources to produce an output;</text:p>
        </text:list-item>
        <text:list-item>
          <text:p text:style-name="P81"><text:span text:style-name="Source_20_Text">RetryResult</text:span>: this is the general type, encapsulating both input, output and the error type</text:p>
        </text:list-item>
      </text:list>
      <text:h text:style-name="Heading_20_2" text:outline-level="2" text:is-list-header="true"><text:bookmark-start text:name="__RefHeading___Toc1580_3947954761"/><text:line-break/>Pattern: Backoff Strategy Configuration<text:bookmark-end text:name="__RefHeading___Toc1580_3947954761"/></text:h>
      <text:p text:style-name="P15"><text:span text:style-name="T64">After writing a </text:span><text:span text:style-name="Source_20_Text"><text:span text:style-name="T64">keen-retry</text:span></text:span><text:span text:style-name="T64"> wrapper for your API, you may configure a simple retry &amp; </text:span>backoff strategy that defines the delay between retries <text:span text:style-name="T64">and the maximum number of </text:span><text:span text:style-name="T67">re-attempts</text:span>:</text:p>
      <text:p text:style-name="P43" loext:marker-style-name="T25"><text:span text:style-name="Source_20_Text"><text:span text:style-name="T56">// Use an exponential backoff strategy for retries.</text:span></text:span><text:span text:style-name="T57"><text:line-break/></text:span><text:span text:style-name="T17">let </text:span><text:span text:style-name="T25">result = produce_operation_retryable()<text:line-break/> <text:s text:c="3"/></text:span><text:span text:style-name="T39">.retry_with</text:span><text:span text:style-name="T25">(|_| produce_operation_retryable())<text:line-break/> <text:s text:c="3"/></text:span><text:span text:style-name="Source_20_Text"><text:span text:style-name="T58">// </text:span></text:span><text:span text:style-name="Source_20_Text"><text:span text:style-name="T61">backoff exponentially, from 100ms to 15 seconds in 20 re-attempts<text:line-break/> <text:s text:c="3"/>// with +/- 10% random variance – </text:span></text:span><text:span text:style-name="Source_20_Text"><text:span text:style-name="T62">ideal for retrying network requests</text:span></text:span><text:span text:style-name="Source_20_Text"><text:span text:style-name="T58"><text:line-break/> <text:s text:c="3"/></text:span></text:span><text:span text:style-name="Source_20_Text"><text:span text:style-name="T40">.with_exponential_jitter</text:span></text:span><text:span text:style-name="Source_20_Text"><text:span text:style-name="T30">(</text:span></text:span><text:span text:style-name="Source_20_Text"><text:span text:style-name="T45">1</text:span></text:span><text:span text:style-name="Source_20_Text"><text:span text:style-name="T46">00</text:span></text:span><text:span text:style-name="Source_20_Text"><text:span text:style-name="T30">..=</text:span></text:span><text:span text:style-name="Source_20_Text"><text:span text:style-name="T50">15000</text:span></text:span><text:span text:style-name="Source_20_Text"><text:span text:style-name="T30">, </text:span></text:span><text:span text:style-name="Source_20_Text"><text:span text:style-name="T50">20</text:span></text:span><text:span text:style-name="Source_20_Text"><text:span text:style-name="T30">, </text:span></text:span><text:span text:style-name="Source_20_Text"><text:span text:style-name="T50">0.1</text:span></text:span><text:span text:style-name="Source_20_Text"><text:span text:style-name="T30">)</text:span></text:span><text:span text:style-name="T25"><text:line-break/> <text:s text:c="3"/>.into();</text:span></text:p>
      <text:p text:style-name="Standard"><text:span text:style-name="Source_20_Text"/></text:p>
      <text:p text:style-name="Text_20_body">Here, an exponential backoff strategy is applied <text:span text:style-name="T83">in 20 steps</text:span>, <text:span text:style-name="T83">where each sleeping duration is subjected to a random variation of 10%</text:span>.</text:p>
      <text:p text:style-name="P17">Please refer to the appendix “<text:span text:style-name="T67">Common </text:span>Backoff Algorithms and Analysis” for additional information on common strategies <text:span text:style-name="T83">and other usage scenarios</text:span>.</text:p>
      <text:p text:style-name="P16"/>
      <text:p text:style-name="Text_20_body"/>
      <text:h text:style-name="Heading_20_2" text:outline-level="2"><text:bookmark-start text:name="__RefHeading___Toc1582_3947954761"/>--- <text:span text:style-name="T6">How to write a `keen-retry` wrapper for your library</text:span><text:bookmark-end text:name="__RefHeading___Toc1582_3947954761"/></text:h>
      <text:p text:style-name="Text_20_body">--- <text:span text:style-name="T6">How to add a `keen-retry` layer for a third-party library</text:span></text:p>
      <text:p text:style-name="Text_20_body">--- <text:span text:style-name="T7">How to write meaningful instrumentation for retry operations</text:span></text:p>
      <text:p text:style-name="Text_20_body">-- <text:span text:style-name="T7">Write tests that asserts on the number of retries actually done. Preferably, don’t put counters only in tests, but in the application, where applicable, so these statistics are more visible.</text:span></text:p>
      <text:p text:style-name="P13">-- Use the powerful “composable retry policies”</text:p>
      <text:p text:style-name="P13">-- Choose carefully the appropriate backoff strategy</text:p>
      <text:p text:style-name="P14"><text:span text:style-name="Source_20_Text">keen-retry</text:span> supports <text:span text:style-name="T8">custom </text:span>backoff strategies, <text:span text:style-name="T8">which may be easily expressed through iterators – be it with fixed or randon delays, or even with arithmetic or geometric progressions</text:span>. Choosing the right strategy helps in avoiding resource contention and giving dependent services time to recover.</text:p>
      <text:h text:style-name="P21" text:outline-level="1"><text:bookmark-start text:name="__RefHeading___Toc1584_3947954761"/>Anti-Patterns<text:bookmark-end text:name="__RefHeading___Toc1584_3947954761"/></text:h>
      <text:p text:style-name="Text_20_body"><text:span text:style-name="T114">The general recommendations are to always a</text:span>void:</text:p>
      <text:list text:style-name="L5">
        <text:list-item>
          <text:p text:style-name="P58">Retrying operations that fail due to non-transient errors.</text:p>
        </text:list-item>
        <text:list-item>
          <text:p text:style-name="P58">Infinite retry loops without backoff strategies, which can lead to resource exhaustion.</text:p>
        </text:list-item>
        <text:list-item>
          <text:p text:style-name="P57">Overly complex retry policies that make the code difficult to understand and maintain.</text:p>
        </text:list-item>
      </text:list>
      <text:h text:style-name="P22" text:outline-level="1"><text:bookmark-start text:name="__RefHeading___Toc1586_3947954761"/>--- <text:span text:style-name="T6">Some anti-patterns:</text:span><text:bookmark-end text:name="__RefHeading___Toc1586_3947954761"/></text:h>
      <text:p text:style-name="P11">-- When enabling `keen-retry` in your library:</text:p>
      <text:p text:style-name="P11">1) Implement a `keen-retry` wrapper for your library’s API but not writing integration tests to assure they work as intended.</text:p>
      <text:p text:style-name="P11">2) Not distinguishing among transient and permanent errors</text:p>
      <text:p text:style-name="P11"/>
      <text:p text:style-name="P11">-- When using a library that has a `keen-retry` wrapper</text:p>
      <text:p text:style-name="P11">3) Using a library that has a `keen-retry` wrapper around retryable operations but not writing unit tests to prove they perform the retries &amp; instrumentation as intended.</text:p>
      <text:p text:style-name="P11"/>
      <text:p text:style-name="P11">-- <text:span text:style-name="T7">General</text:span></text:p>
      <text:p text:style-name="P11">4) Avoiding Retry Storms</text:p>
      <text:p text:style-name="P11">In distributed systems, synchronizing retries can lead to 'retry storms' where many clients retry simultaneously, overwhelming the system. Use <text:span text:style-name="Source_20_Text">keen-retry</text:span>'s features to randomize retry intervals and spread out the load.</text:p>
      <text:p text:style-name="P12">5) <text:span text:style-name="T7">Not adding instrumentation to retries</text:span></text:p>
      <text:p text:style-name="P13">Retrying may have the downside, when bugs happen, of causing too much extra / unnecessary work to be going on silently. Instrumenting the retries is key to detect any logic misbehaviors as soon as possible – preferably, before reaching production. When writing tests, use counters on the number of retries and assert on them.</text:p>
      <text:p text:style-name="P87">6) Nesting without Timeouts</text:p>
      <text:p text:style-name="P87">Nested retry operations may scale exponentially, regarding the time they take to exhaust all nested backoffed retries. For this reason, it is always advisable to use “Timeouts” when nested retries are in place.</text:p>
      <text:h text:style-name="P21" text:outline-level="1"><text:bookmark-start text:name="__RefHeading___Toc1588_3947954761"/>Advanced Features<text:bookmark-end text:name="__RefHeading___Toc1588_3947954761"/></text:h>
      <text:p text:style-name="Text_20_body">Discuss the nuances of using <text:span text:style-name="Source_20_Text">keen-retry</text:span> with both synchronous and asynchronous operations, and how to handle nested retries for operations that depend on other retryable operations.</text:p>
      <text:h text:style-name="P22" text:outline-level="1"/>
      <text:h text:style-name="P21" text:outline-level="1"><text:bookmark-start text:name="__RefHeading___Toc1590_3947954761"/>Instrumentation and Logging<text:bookmark-end text:name="__RefHeading___Toc1590_3947954761"/></text:h>
      <text:p text:style-name="Text_20_body"><text:span text:style-name="Source_20_Text">keen-retry</text:span> offers features for detailed instrumentation, allowing developers to log retry attempts, errors, and successes in a structured manner. The <text:span text:style-name="Source_20_Text">ResolvedResult</text:span> type provides facilities for building succinct reports of retry attempts.</text:p>
      <text:h text:style-name="P22" text:outline-level="1"/>
      <text:h text:style-name="P21" text:outline-level="1"><text:bookmark-start text:name="__RefHeading___Toc1592_3947954761"/>Performance Considerations<text:bookmark-end text:name="__RefHeading___Toc1592_3947954761"/></text:h>
      <text:p text:style-name="Text_20_body">Discuss the zero-cost abstractions provided by <text:span text:style-name="Source_20_Text">keen-retry</text:span>, which ensure that if an operation succeeds or fails fatally on the first attempt, no additional overhead is incurred.</text:p>
      <text:h text:style-name="P26" text:outline-level="1"/>
      <text:h text:style-name="P25" text:outline-level="1"><text:bookmark-start text:name="__RefHeading___Toc1596_3947954761"/>Backoff<text:bookmark-end text:name="__RefHeading___Toc1596_3947954761"/></text:h>
      <text:p text:style-name="P98"><text:span text:style-name="T79">B</text:span>ackoff refers to the practice of deliberately delaying retries after encountering failures. This delay serves several important purposes:</text:p>
      <text:list text:style-name="L7">
        <text:list-item>
          <text:p text:style-name="P65"><text:span text:style-name="Strong_20_Emphasis">Prevents Overloading Systems:</text:span> By introducing a delay between retries, programs avoid overwhelming overloaded systems with repeated requests. This allows the system to recover and handle the requests more effectively.</text:p>
        </text:list-item>
        <text:list-item>
          <text:p text:style-name="P65"><text:span text:style-name="Strong_20_Emphasis">Reduces Contention:</text:span> Back off helps reduce contention for resources, especially when multiple programs or services are attempting to access the same resource simultaneously. This can prevent congestion and improve overall performance.</text:p>
        </text:list-item>
        <text:list-item>
          <text:p text:style-name="P65"><text:span text:style-name="Strong_20_Emphasis">Prevents Thrashing:</text:span> Thrashing occurs when a system spends more time retrying failed operations than performing useful work. Back off helps prevent thrashing by slowing down the retry process and giving the system time to recover.</text:p>
        </text:list-item>
        <text:list-item>
          <text:p text:style-name="P65"><text:span text:style-name="Strong_20_Emphasis">Reduces Error Rates:</text:span> By delaying retries, programs can avoid repeating the same mistakes that caused the original failures. This can lead to lower error rates, <text:span text:style-name="T79">fewer log warnings</text:span> and more reliable operation.</text:p>
        </text:list-item>
      </text:list>
      <text:p text:style-name="P98"><text:span text:style-name="T79">For these reasons, retrying with a backoff is an essential component of resilient programming, enabling programs to handle transient failures gracefully and maintain overall system stability and performance.</text:span></text:p>
      <text:h text:style-name="P28" text:outline-level="2"><text:bookmark-start text:name="__RefHeading___Toc1598_3947954761"/>Retrying Strategies without Backoff<text:bookmark-end text:name="__RefHeading___Toc1598_3947954761"/></text:h>
      <text:p text:style-name="P64"><text:span text:style-name="T79">Nonetheless, there are a few cases where not using a backoff is advantageous:</text:span></text:p>
      <text:list text:style-name="L8">
        <text:list-item>
          <text:p text:style-name="P63">Hard real-time systems, with local communications and low error rates. An example of this may be a single producer trying to put elements on a local queue (with multiple consumers). If the queue gets full, it may be acceptable for the producer to spin during retries, instead of sleeping.</text:p>
        </text:list-item>
        <text:list-item>
          <text:p text:style-name="P63">Services that may recover from transient errors faster than the time it takes to prepare a new retry attempt. The <text:span text:style-name="Source_20_Text">keen-retry</text:span> library allows custom code to run on each retry attempt – which may, for instance, log the occurrence, compute a metric or do any other long operation, such as storing something in a database. Should these pre-retry operations take too long, backing off might just not be needed at all.</text:p>
        </text:list-item>
      </text:list>
      <text:p text:style-name="P62">To account for these scenarios, the following methods are provided:</text:p>
      <text:list text:style-name="L9">
        <text:list-item>
          <text:p text:style-name="P66"><text:span text:style-name="Source_20_Text">spinning_forever()</text:span>: keeps the thread busy retrying, without context-switching, but putting the CPU in the “relaxed” state, suitable for spin loops that reacts the a very low latency. Use with caution, as this method may dead-lock the thread, at 100% CPU usage, as there is no limit for the number of retries:</text:p>
          <text:p text:style-name="P67"><text:span text:style-name="T17">let </text:span><text:span text:style-name="T25">result = produce_operation_retryable()<text:line-break/></text:span><text:span text:style-name="T32"> <text:s text:c="3"/>.retry_with</text:span><text:span text:style-name="T25">(|_| produce_operation_retryable())<text:line-break/> <text:s text:c="3"/></text:span><text:span text:style-name="T57">// spin-loops until success<text:line-break/> <text:s text:c="3"/></text:span><text:span text:style-name="T39">.spinning_forever</text:span><text:span text:style-name="T25">()<text:line-break/> <text:s text:c="3"/>.into();</text:span></text:p>
        </text:list-item>
        <text:list-item>
          <text:p text:style-name="P66"><text:soft-page-break/><text:span text:style-name="Source_20_Text">spinning_until_timeout(duration, timeout_error)</text:span>: also keeps the thread busy retrying, possibly context-switching to consult the system time – but limits the locking to the specified timeout <text:span text:style-name="Source_20_Text">duration</text:span>, which, if elapsed, causes the operation to fail with <text:span text:style-name="Source_20_Text">timeout_error</text:span>:</text:p>
          <text:p text:style-name="P67"><text:span text:style-name="T17">let </text:span><text:span text:style-name="T25">result = produce_operation_retryable()<text:line-break/></text:span><text:span text:style-name="T32"> <text:s text:c="3"/>.retry_with</text:span><text:span text:style-name="T25">(|_| produce_operation_retryable())<text:line-break/> <text:s text:c="3"/></text:span><text:span text:style-name="T57">// spin-loops </text:span><text:span text:style-name="T60">for up to the given timeout</text:span><text:span text:style-name="T57"><text:line-break/> <text:s text:c="3"/></text:span><text:span text:style-name="T39">.spinning_until_timeout</text:span><text:span text:style-name="T25">(1000ms, TimeoutError)<text:line-break/> <text:s text:c="3"/>.into();</text:span></text:p>
        </text:list-item>
      </text:list>
      <text:p text:style-name="P73">For <text:span text:style-name="Source_20_Text">async</text:span> programming, there are additional methods available:</text:p>
      <text:list xml:id="list2938015530" text:style-name="L10">
        <text:list-item>
          <text:p text:style-name="P71"><text:span text:style-name="Source_20_Text">yielding_forever()</text:span>: <text:span text:style-name="T80">similar to </text:span><text:span text:style-name="Source_20_Text">spinning_forever()</text:span><text:span text:style-name="T80"> </text:span><text:span text:style-name="T81">above, </text:span><text:span text:style-name="T80">but let Tokio execute other tasks instead of simply looping</text:span>:</text:p>
          <text:p text:style-name="P68"><text:span text:style-name="T17">let </text:span><text:span text:style-name="T25">result = produce_operation_retryable()<text:line-break/></text:span><text:span text:style-name="T32"> <text:s text:c="3"/>.retry_with</text:span><text:span text:style-name="T25">(|_| produce_operation_retryable())<text:line-break/> <text:s text:c="3"/></text:span><text:span text:style-name="T57">// </text:span><text:span text:style-name="T60">let </text:span><text:span text:style-name="T61">T</text:span><text:span text:style-name="T60">okio run other tasks</text:span><text:span text:style-name="T57"> until success<text:line-break/> <text:s text:c="3"/></text:span><text:span text:style-name="T39">.yielding_forever</text:span><text:span text:style-name="T25">()<text:line-break/> <text:s text:c="3"/>.into();</text:span></text:p>
        </text:list-item>
        <text:list-item>
          <text:p text:style-name="P72"><text:span text:style-name="Source_20_Text">yielding_until_timeout(duration, timeout_error)</text:span>: <text:span text:style-name="T81">similar to </text:span><text:span text:style-name="Source_20_Text">spinning_until_timeout</text:span><text:span text:style-name="Source_20_Text"><text:span text:style-name="T81">()</text:span></text:span><text:span text:style-name="T81"> above, but let Tokio execute other tasks instead of simply looping:</text:span></text:p>
          <text:p text:style-name="P69"><text:span text:style-name="Source_20_Text"><text:span text:style-name="T17">let </text:span></text:span><text:span text:style-name="Source_20_Text"><text:span text:style-name="T25">result = produce_operation_retryable()<text:line-break/></text:span></text:span><text:span text:style-name="Source_20_Text"><text:span text:style-name="T32"> <text:s text:c="3"/>.retry_with</text:span></text:span><text:span text:style-name="Source_20_Text"><text:span text:style-name="T25">(|_| produce_operation_retryable())<text:line-break/> <text:s text:c="3"/></text:span></text:span><text:span text:style-name="Source_20_Text"><text:span text:style-name="T57">// </text:span></text:span><text:span text:style-name="Source_20_Text"><text:span text:style-name="T61">let Tokio run other tasks</text:span></text:span><text:span text:style-name="Source_20_Text"><text:span text:style-name="T57"> </text:span></text:span><text:span text:style-name="Source_20_Text"><text:span text:style-name="T60">for up to the given timeout</text:span></text:span><text:span text:style-name="Source_20_Text"><text:span text:style-name="T57"><text:line-break/> <text:s text:c="3"/></text:span></text:span><text:span text:style-name="Source_20_Text"><text:span text:style-name="T39">.yielding_until_timeout</text:span></text:span><text:span text:style-name="Source_20_Text"><text:span text:style-name="T25">(1000ms, TimeoutError)<text:line-break/> <text:s text:c="3"/>.into();</text:span></text:span></text:p>
        </text:list-item>
      </text:list>
      <text:h text:style-name="P28" text:outline-level="2"><text:bookmark-start text:name="__RefHeading___Toc1600_3947954761"/>Retrying Strategies with Backoff<text:bookmark-end text:name="__RefHeading___Toc1600_3947954761"/></text:h>
      <text:p text:style-name="P99">For all other usage scenarios, a backoff strategy is recommended.</text:p>
      <text:p text:style-name="P99">Bellow we will see some common strategies, going from the simplest to the more sophisticated ones.</text:p>
      <text:h text:style-name="Heading_20_2" text:outline-level="2"><text:bookmark-start text:name="__RefHeading___Toc1602_3947954761"/><text:span text:style-name="T67">Common </text:span>Backoff Algorithms and Analysis<text:bookmark-end text:name="__RefHeading___Toc1602_3947954761"/></text:h>
      <text:p text:style-name="P7">As seen, the <text:span text:style-name="Source_20_Text">keen-retry</text:span> crate offers flexible backoff configurations through iterators, which specify both the amount of sleeping time between attempts as well as the number of attempts. Although the users may build their own strategies, here goes a summary &amp; analysis of the most common ones:</text:p>
      <text:h text:style-name="P5" text:outline-level="3"><text:bookmark-start text:name="__RefHeading___Toc1604_3947954761"/>Constant<text:bookmark-end text:name="__RefHeading___Toc1604_3947954761"/></text:h>
      <text:p text:style-name="P7">This is the simplest backoff possible: simply sleep for <text:span text:style-name="Source_20_Text"><text:span text:style-name="T68">s</text:span></text:span> on each of the <text:span text:style-name="Source_20_Text"><text:span text:style-name="T68">n</text:span></text:span> attempts:</text:p>
      <text:p text:style-name="P37" loext:marker-style-name="T25"><text:span text:style-name="T25">.with_delays((</text:span><text:span text:style-name="T43">1</text:span><text:span text:style-name="T25">..=</text:span><text:span text:style-name="Source_20_Text"><text:span text:style-name="T49">n</text:span></text:span><text:span text:style-name="T25">).map(|</text:span><text:span text:style-name="T29">_</text:span><text:span text:style-name="T25">| Duration::</text:span><text:span text:style-name="T42">from_millis</text:span><text:span text:style-name="T25">(</text:span><text:span text:style-name="Source_20_Text"><text:span text:style-name="T41">s</text:span></text:span><text:span text:style-name="T25">)</text:span><text:span text:style-name="T29">)</text:span></text:p>
      <text:p text:style-name="P6"/>
      <text:p text:style-name="P6">The <text:span text:style-name="T78">total</text:span> time spent sleeping between re-attempts is a simple multiplication:<text:line-break/></text:p>
      <text:p text:style-name="P38"><text:soft-page-break/><draw:frame draw:style-name="fr1" draw:name="Object3" text:anchor-type="as-char" svg:y="-0.1701in" svg:width="0.6335in" svg:height="0.2283in" draw:z-index="0"><draw:object xlink:href="./Object 3" xlink:type="simple" xlink:show="embed" xlink:actuate="onLoad"/><draw:image xlink:href="./ObjectReplacements/Object 3" xlink:type="simple" xlink:show="embed" xlink:actuate="onLoad"/></draw:frame></text:p>
      <text:p text:style-name="P6"/>
      <text:p text:style-name="P39">Although simple, you must be careful when choosing this strategy, as the number of simultaneous attempts quicky scale up with the number of instances running, which may be of concern if the operation make requests to external services: overloading the resource becomes a possibility. For this reason, for large <text:span text:style-name="Source_20_Text"><text:span text:style-name="T68">n</text:span></text:span>, this strategy may only be acceptable if, at most, a few instances are running simultaneously – lets say, on a scheduled job.</text:p>
      <text:p text:style-name="P39"><text:span text:style-name="T79">On the “pros” side, this strategy offers a very predicable backoff sleeping time, which may be desired for </text:span><text:span text:style-name="T106">some workloads.</text:span><text:line-break/></text:p>
      <text:h text:style-name="Heading_20_3" text:outline-level="3"><text:bookmark-start text:name="__RefHeading___Toc1606_3947954761"/>Arithmetic Progression<text:bookmark-end text:name="__RefHeading___Toc1606_3947954761"/></text:h>
      <text:p text:style-name="P7">This is also a simple backoff strategy, but goes an extra mile in avoiding the overload of external services by varying the sleeping time between re-attempts progressively:</text:p>
      <text:p text:style-name="P37" loext:marker-style-name="T25"><text:span text:style-name="T29">.with_delays((</text:span><text:span text:style-name="T43">1</text:span><text:span text:style-name="T44">00</text:span><text:span text:style-name="T25">..=</text:span><text:span text:style-name="T43">1</text:span><text:span text:style-name="T44">000</text:span><text:span text:style-name="T25">).</text:span><text:span text:style-name="T29">step_by(</text:span><text:span text:style-name="T44">100</text:span><text:span text:style-name="T29">).</text:span><text:span text:style-name="T25">map(|millis| Duration::</text:span><text:span text:style-name="T42">from_millis</text:span><text:span text:style-name="T25">(millis)))</text:span></text:p>
      <text:p text:style-name="P6"/>
      <text:p text:style-name="P10">In the above expression, the number of re-attempts, <text:span text:style-name="Source_20_Text"><text:span text:style-name="T68">n</text:span></text:span>, is not directly expressed – but it may be determined through the the initial element <text:span text:style-name="Source_20_Text"><text:span text:style-name="T69">a</text:span></text:span><text:span text:style-name="Source_20_Text"><text:span text:style-name="T74">1</text:span></text:span><text:span text:style-name="T72">, the last element </text:span><text:span text:style-name="Source_20_Text"><text:span text:style-name="T69">a</text:span></text:span><text:span text:style-name="Source_20_Text"><text:span text:style-name="T73">n</text:span></text:span><text:span text:style-name="T72">, and the step </text:span><text:span text:style-name="Source_20_Text"><text:span text:style-name="T69">s</text:span></text:span><text:span text:style-name="T72"> between eleme</text:span><text:span text:style-name="T77">n</text:span><text:span text:style-name="T72">ts with:</text:span></text:p>
      <text:p text:style-name="P8"><draw:frame draw:style-name="fr1" draw:name="Object5" text:anchor-type="as-char" svg:y="-0.2693in" svg:width="0.8772in" svg:height="0.4189in" draw:z-index="2"><draw:object xlink:href="./Object 5" xlink:type="simple" xlink:show="embed" xlink:actuate="onLoad"/><draw:image xlink:href="./ObjectReplacements/Object 5" xlink:type="simple" xlink:show="embed" xlink:actuate="onLoad"/></draw:frame></text:p>
      <text:p text:style-name="P9"/>
      <text:p text:style-name="P9"><text:span text:style-name="T77">With that, t</text:span>he maximum time spent sleeping between re-attempts is given by sum of the arithmetic progression, <text:span text:style-name="T106">through the</text:span> formula:<text:line-break/></text:p>
      <text:p text:style-name="P38"><draw:frame draw:style-name="fr1" draw:name="Object4" text:anchor-type="as-char" svg:y="-0.2445in" svg:width="1.1374in" svg:height="0.3937in" draw:z-index="1"><draw:object xlink:href="./Object 4" xlink:type="simple" xlink:show="embed" xlink:actuate="onLoad"/><draw:image xlink:href="./ObjectReplacements/Object 4" xlink:type="simple" xlink:show="embed" xlink:actuate="onLoad"/><svg:desc>formula</svg:desc></draw:frame></text:p>
      <text:p text:style-name="P7"><text:span text:style-name="T106">W</text:span>here:</text:p>
      <text:list text:style-name="L6">
        <text:list-item>
          <text:p text:style-name="P60"><text:span text:style-name="Source_20_Text"><text:span text:style-name="T70">n</text:span></text:span> is the number of terms in the progression,</text:p>
        </text:list-item>
        <text:list-item>
          <text:p text:style-name="P60"><text:span text:style-name="Source_20_Text"><text:span text:style-name="T71">a</text:span></text:span><text:span text:style-name="Source_20_Text"><text:span text:style-name="T75">1</text:span></text:span> is the first term,</text:p>
        </text:list-item>
        <text:list-item>
          <text:p text:style-name="P61"><text:span text:style-name="Source_20_Text"><text:span text:style-name="T71">a</text:span></text:span><text:span text:style-name="Source_20_Text"><text:span text:style-name="T76">n</text:span></text:span> is the last term.</text:p>
        </text:list-item>
      </text:list>
      <text:p text:style-name="P6"/>
      <text:h text:style-name="Heading_20_3" text:outline-level="3"><text:bookmark-start text:name="__RefHeading___Toc1608_3947954761"/>Geometric Progression<text:bookmark-end text:name="__RefHeading___Toc1608_3947954761"/></text:h>
      <text:p text:style-name="P76">This strategy is a step towards preserving resources, increasing exponentially the backoff time with a given ratio:</text:p>
      <text:p text:style-name="P41" loext:marker-style-name="T25"><text:span text:style-name="T32">.with_delays</text:span><text:span text:style-name="T25">((</text:span><text:span text:style-name="T43">1</text:span><text:span text:style-name="T25">..</text:span><text:span text:style-name="T29">=</text:span><text:span text:style-name="T43">1</text:span><text:span text:style-name="T44">5</text:span><text:span text:style-name="T25">).map(|</text:span><text:span text:style-name="T28">i</text:span><text:span text:style-name="T25">| Duration::from_millis(</text:span><text:span text:style-name="T43">1</text:span><text:span text:style-name="T25">.</text:span><text:span text:style-name="T43">5849f64</text:span><text:span text:style-name="T25">.powi(</text:span><text:span text:style-name="T28">i</text:span><text:span text:style-name="T25">))))</text:span></text:p>
      <text:p text:style-name="P40"/>
      <text:p text:style-name="P79"><text:span text:style-name="T82">In this example, u</text:span><text:span text:style-name="T65">p to 15 retries are </text:span><text:span text:style-name="T67">performed</text:span><text:span text:style-name="T65">. Considering the retry attempts fail immediately, the total delay may be calculated with the formula for the sum of a geometric progression:</text:span></text:p>
      <text:p text:style-name="P77"><draw:frame draw:style-name="fr1" draw:name="Object6" text:anchor-type="as-char" svg:y="-0.2929in" svg:width="1.0165in" svg:height="0.4425in" draw:z-index="3"><draw:object xlink:href="./Object 6" xlink:type="simple" xlink:show="embed" xlink:actuate="onLoad"/><draw:image xlink:href="./ObjectReplacements/Object 6" xlink:type="simple" xlink:show="embed" xlink:actuate="onLoad"/><svg:desc>formula</svg:desc></draw:frame></text:p>
      <text:p text:style-name="P78"><text:span text:style-name="T67">which, </text:span><text:span text:style-name="T83">on our case,</text:span><text:span text:style-name="T67"> may be simplified to:</text:span></text:p>
      <text:p text:style-name="P54"><draw:frame draw:style-name="fr1" draw:name="Object7" text:anchor-type="as-char" svg:y="-0.2701in" svg:width="0.9319in" svg:height="0.4193in" draw:z-index="4"><draw:object xlink:href="./Object 7" xlink:type="simple" xlink:show="embed" xlink:actuate="onLoad"/><draw:image xlink:href="./ObjectReplacements/Object 7" xlink:type="simple" xlink:show="embed" xlink:actuate="onLoad"/><svg:desc>formula</svg:desc></draw:frame></text:p>
      <text:p text:style-name="P79"><text:soft-page-break/><text:span text:style-name="T82">W</text:span>here:</text:p>
      <text:list text:style-name="L4">
        <text:list-item>
          <text:p text:style-name="P55"><text:span text:style-name="T3">a1</text:span> is the first term of the progression.</text:p>
        </text:list-item>
        <text:list-item>
          <text:p text:style-name="P55"><text:span text:style-name="T3">r</text:span> is the common ratio between terms.</text:p>
        </text:list-item>
        <text:list-item>
          <text:p text:style-name="P56"><text:span text:style-name="T3">n</text:span> is the number of terms.</text:p>
        </text:list-item>
      </text:list>
      <text:p text:style-name="P79"><text:span text:style-name="T66">For the geometric progression in the given example, the </text:span><text:span text:style-name="T67">whole </text:span><text:span text:style-name="T66">retry operation may </text:span><text:span text:style-name="T67">backoff for</text:span><text:span text:style-name="T66"> up to 2.7 seconds.</text:span></text:p>
      <text:p text:style-name="P42"/>
      <text:h text:style-name="P34" text:outline-level="3"><text:bookmark-start text:name="__RefHeading___Toc1643_3947954761"/>The <text:span text:style-name="T68">crèam de la crèam</text:span>: Exponential Backoff with <text:span text:style-name="T83">Random </text:span>Jitter<text:bookmark-end text:name="__RefHeading___Toc1643_3947954761"/></text:h>
      <text:p text:style-name="P100"><text:span text:style-name="T81">If you are using a shared resource, such as a network service, the problem known as “thundering herd problem” may arise. Imagine a scenario where a network problem cause connections to hang and multiple nodes are waiting. Suddenly, the problem is solved – meaning all hanged connections are dropped at the same time, </text:span><text:span text:style-name="T106">while</text:span><text:span text:style-name="T81"> new ones may be accepted. If all the nodes are running the same code, whatever the backoff strategy</text:span><text:span text:style-name="T106"> </text:span><text:span text:style-name="T81">used </text:span><text:span text:style-name="T106">(from the ones we’ve seen so far) </text:span><text:span text:style-name="T81">is likely to cause all the retry attempts to be done simultaneously, </text:span><text:span text:style-name="T106">as all instances would be backing off for the exact same amount</text:span><text:span text:style-name="T81">. </text:span>This sudden surge in requests can overwhelm the resource, causing it to become unavailable or significantly slow down.</text:p>
      <text:p text:style-name="P75">The term “thundering herd” is an analogy to a herd of animals rushing towards a water source. <text:span text:style-name="T81">Just as a large herd of animals can</text:span> <text:span text:style-name="T81">congest the access to the water source</text:span>, a large number of concurrent requests can overwhelm a resource and cause it to malfunction.</text:p>
      <text:p text:style-name="P74">To mitigate this, we must <text:span text:style-name="T107">go beyond</text:span> predictable behavior<text:span text:style-name="T107">s</text:span> – and this is best <text:span text:style-name="T107">done </text:span>by progressing the backoff time exponentially with an added random jitter.</text:p>
      <text:p text:style-name="P74">To use the jit<text:span text:style-name="T84">t</text:span>ered, exponential backoff:</text:p>
      <text:list text:continue-list="list2938015530" text:style-name="L10">
        <text:list-header>
          <text:p text:style-name="P70"><text:span text:style-name="Source_20_Text"><text:span text:style-name="T57">/// </text:span></text:span><text:span text:style-name="Source_20_Text"><text:span text:style-name="T61">backoff exponentially, from 100ms to 15 seconds in </text:span></text:span><text:span text:style-name="Source_20_Text"><text:span text:style-name="T63">1</text:span></text:span><text:span text:style-name="Source_20_Text"><text:span text:style-name="T61">0 re-attempts<text:line-break/>/// with +/- </text:span></text:span><text:span text:style-name="Source_20_Text"><text:span text:style-name="T63">2</text:span></text:span><text:span text:style-name="Source_20_Text"><text:span text:style-name="T61">0% random variance – </text:span></text:span><text:span text:style-name="Source_20_Text"><text:span text:style-name="T62">ideal for retrying network requests</text:span></text:span><text:span text:style-name="Source_20_Text"><text:span text:style-name="T57"><text:line-break/></text:span></text:span><text:span text:style-name="Source_20_Text"><text:span text:style-name="T21">const </text:span></text:span><text:span text:style-name="Source_20_Text"><text:span text:style-name="T37">EXPONENTIAL_JITTER_CONFIG: </text:span></text:span><text:span text:style-name="Source_20_Text"><text:span text:style-name="T32">keen_retry::ExponentialJitter</text:span></text:span><text:span text:style-name="Source_20_Text"><text:span text:style-name="T21"> =<text:line-break/> <text:s text:c="3"/></text:span></text:span><text:span text:style-name="Source_20_Text"><text:span text:style-name="T32">keen_retry::ExponentialJitter::FromBackoffRange {<text:line-break/> <text:s text:c="7"/>backoff_range_millis: </text:span></text:span><text:span text:style-name="Source_20_Text"><text:span text:style-name="T47">1</text:span></text:span><text:span text:style-name="Source_20_Text"><text:span text:style-name="T48">00</text:span></text:span><text:span text:style-name="Source_20_Text"><text:span text:style-name="T32">..=</text:span></text:span><text:span text:style-name="Source_20_Text"><text:span text:style-name="T50">15000</text:span></text:span><text:span text:style-name="Source_20_Text"><text:span text:style-name="T32">,<text:line-break/> <text:s text:c="7"/>re_attempts: </text:span></text:span><text:span text:style-name="Source_20_Text"><text:span text:style-name="T52">1</text:span></text:span><text:span text:style-name="Source_20_Text"><text:span text:style-name="T50">0</text:span></text:span><text:span text:style-name="Source_20_Text"><text:span text:style-name="T32">,<text:line-break/> <text:s text:c="7"/>jitter_ratio: </text:span></text:span><text:span text:style-name="Source_20_Text"><text:span text:style-name="T50">0.</text:span></text:span><text:span text:style-name="Source_20_Text"><text:span text:style-name="T53">2</text:span></text:span><text:span text:style-name="Source_20_Text"><text:span text:style-name="T32">,<text:line-break/> <text:s text:c="3"/>};</text:span></text:span><text:span text:style-name="Source_20_Text"><text:span text:style-name="T17"><text:line-break/>let </text:span></text:span><text:span text:style-name="Source_20_Text"><text:span text:style-name="T25">result = produce_operation_retry()<text:line-break/></text:span></text:span><text:span text:style-name="Source_20_Text"><text:span text:style-name="T32"> <text:s text:c="3"/>.retry_with</text:span></text:span><text:span text:style-name="Source_20_Text"><text:span text:style-name="T25">(|_| produce_operation_retry())<text:line-break/></text:span></text:span><text:span text:style-name="Source_20_Text"><text:span text:style-name="T57"> <text:s text:c="3"/></text:span></text:span><text:span text:style-name="Source_20_Text"><text:span text:style-name="T39">.with_exponential_jitter</text:span></text:span><text:span text:style-name="Source_20_Text"><text:span text:style-name="T25">(</text:span></text:span><text:span text:style-name="Source_20_Text"><text:span text:style-name="T37">EXPONENTIAL_JITTER_CONFIG</text:span></text:span><text:span text:style-name="Source_20_Text"><text:span text:style-name="T25">)<text:line-break/> <text:s text:c="3"/>.into();</text:span></text:span></text:p>
        </text:list-header>
      </text:list>
      <text:p text:style-name="P75"><text:bookmark-start text:name="__RefHeading___Toc1612_3947954761"/><text:bookmark-end text:name="__RefHeading___Toc1612_3947954761"/></text:p>
      <text:p text:style-name="P75"><text:span text:style-name="T81">H</text:span><text:span text:style-name="T79">igh available systems with low error rates </text:span><text:span text:style-name="T81">may benefit from using an initial backoff of 0:</text:span><text:span text:style-name="T79"> if one of the nodes on a highly distributed system fail, retrying by waiting zero time may be the best approach (as failures are rare) – in this scenario, the request might be </text:span><text:span text:style-name="T81">promptly </text:span><text:span text:style-name="T79">picked by another node. Subsequent retries may wait progressively more, </text:span><text:span text:style-name="T81">if this doesn’t hold true</text:span><text:span text:style-name="T79">.</text:span></text:p>
      <text:h text:style-name="P24" text:outline-level="1"><text:bookmark-start text:name="__RefHeading___Toc1594_3947954761"/><text:span text:style-name="T115">Important </text:span>Staging Rust Features<text:bookmark-end text:name="__RefHeading___Toc1594_3947954761"/></text:h>
      <text:p text:style-name="P91">In the future, the <text:span text:style-name="Source_20_Text">keen-retry</text:span> crate may benefit from the following features are are awaiting their turn to make it in stable Rust:</text:p>
      <text:h text:style-name="P32" text:outline-level="2"><text:bookmark-start text:name="__RefHeading___Toc1942_3947954761"/>Async <text:span text:style-name="T89">fn</text:span><text:span text:style-name="T97"> in </text:span>Traits<text:bookmark-end text:name="__RefHeading___Toc1942_3947954761"/></text:h>
      <text:p text:style-name="P90">Despite we can use <text:span text:style-name="T88">Box&lt;&gt;</text:span> around a <text:span text:style-name="T88">Future</text:span> to simulate an “async” trait, as the <text:span text:style-name="Source_20_Text">sync-trait</text:span> crate does, this rules out many code optimizations that could be done by the compiler – apart from requiring a <text:span text:style-name="T88">malloc()</text:span> on every method call. This is, currently, an unacceptable performance hit and the <text:span text:style-name="T88">keen_retry_executors</text:span> module does the next best thing: to repeat the method signatures, in order for both the sync and async executors to have the same API.</text:p>
      <text:p text:style-name="P93"><text:span text:style-name="T96">This is, obviously, not a great solution, as it impacts code maintainability, but, at least, it has no impacts in performance. Once the “Async </text:span><text:span text:style-name="T97">fn in </text:span><text:span text:style-name="T96">Traits” make it to stable Rust, that portion of the code can be improved. </text:span><text:span text:style-name="T97">For more info, see </text:span><text:a xlink:type="simple" xlink:href="https://blog.rust-lang.org/inside-rust/2023/05/03/stabilizing-async-fn-in-trait.html" text:style-name="Internet_20_link" text:visited-style-name="Visited_20_Internet_20_Link"><text:span text:style-name="T97">Stabilizing async fn in traits in 2023</text:span></text:a>.</text:p>
      <text:p text:style-name="P90"/>
      <text:h text:style-name="P32" text:outline-level="2"><text:bookmark-start text:name="__RefHeading___Toc1944_3947954761"/>The <text:span text:style-name="T88">Try</text:span> trait<text:bookmark-end text:name="__RefHeading___Toc1944_3947954761"/></text:h>
      <text:p text:style-name="P95">Refactoring code that uses <text:span text:style-name="Source_20_Text">keen-retry</text:span> enabled libraries is easy. As mentioned, our <text:span text:style-name="Source_20_Text">ResolvedResult</text:span> may be very easily converted into a standard <text:span text:style-name="Source_20_Text">Result</text:span> by calling <text:span text:style-name="T88">.into()</text:span> or <text:span text:style-name="T88">.into_result()</text:span>.</text:p>
      <text:p text:style-name="P95"><text:span text:style-name="T98">When</text:span> stable Rust allow<text:span text:style-name="T98">s</text:span> user types to implement the <text:span text:style-name="T88">Try</text:span> trait, that extra call <text:span text:style-name="T98">won</text:span>’t be needed, in most cases. The <text:span text:style-name="T88">Try</text:span> trait, if implemented, allows the compiler to work with the ? operator directly, so code like the following, in the application logic, could be rewritten from this:</text:p>
      <text:p text:style-name="P47" loext:marker-style-name="T25"><text:span text:style-name="T20">let</text:span><text:span text:style-name="T36"> output = h</text:span><text:span text:style-name="T26">andle</text:span><text:span text:style-name="T25">.</text:span><text:span text:style-name="T26">retryable_method</text:span><text:span text:style-name="T25">().into()</text:span><text:span text:style-name="T17">?</text:span><text:span text:style-name="T25">;</text:span></text:p>
      <text:p text:style-name="P95"><text:line-break/>into this slightly simplified form:</text:p>
      <text:p text:style-name="P47" loext:marker-style-name="T25"><text:span text:style-name="T17">let</text:span><text:span text:style-name="T25"> output = h</text:span><text:span text:style-name="T26">andle</text:span><text:span text:style-name="T25">.</text:span><text:span text:style-name="T26">retryable_method</text:span><text:span text:style-name="T25">()</text:span><text:span text:style-name="T17">?</text:span><text:span text:style-name="T25">;</text:span></text:p>
      <text:p text:style-name="P95"><text:line-break/>which is exactly the same as if <text:span text:style-name="T88">retryable_method()</text:span> returned a standard <text:span text:style-name="T88">Result</text:span> type.</text:p>
      <text:p text:style-name="P96">Notice that, by now, the recommended Pattern for wrapping calls to retryable methods locally overcomes most of this trouble.</text:p>
      <text:h text:style-name="P21" text:outline-level="1"><text:bookmark-start text:name="__RefHeading___Toc1614_3947954761"/>Index<text:bookmark-end text:name="__RefHeading___Toc1614_3947954761"/></text:h>
      <text:p text:style-name="Text_20_body">An index to quickly locate information within the booklet.</text:p>
      <text:p text:style-name="P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19:52:20.870350478</meta:creation-date>
    <dc:date>2023-11-09T12:14:19.208901683</dc:date>
    <meta:editing-duration>P4DT13H6M18S</meta:editing-duration>
    <meta:editing-cycles>65</meta:editing-cycles>
    <meta:generator>LibreOffice/7.6.2.1$Linux_X86_64 LibreOffice_project/60$Build-1</meta:generator>
    <meta:document-statistic meta:table-count="0" meta:image-count="0" meta:object-count="5" meta:page-count="22" meta:paragraph-count="257" meta:word-count="4526" meta:character-count="31026" meta:non-whitespace-character-count="26434"/>
  </office:meta>
</office:document-meta>
</file>

<file path=Object 3/content.xml><?xml version="1.0" encoding="utf-8"?>
<math xmlns="http://www.w3.org/1998/Math/MathML" display="block">
  <semantics>
    <mrow>
      <mrow>
        <mo stretchy="false">∑</mo>
        <mrow/>
      </mrow>
      <mo stretchy="false">=</mo>
      <mrow>
        <mi>n</mi>
        <mo stretchy="false">∗</mo>
        <mi>s</mi>
      </mrow>
    </mrow>
    <annotation encoding="StarMath 5.0">sum{}=n*s</annotation>
  </semantics>
</math>
</file>

<file path=Object 4/content.xml><?xml version="1.0" encoding="utf-8"?>
<math xmlns="http://www.w3.org/1998/Math/MathML" display="block">
  <semantics>
    <mrow>
      <mrow>
        <mo stretchy="false">∑</mo>
        <mrow/>
      </mrow>
      <mo stretchy="false">=</mo>
      <mrow>
        <mfrac>
          <mi>n</mi>
          <mn>2</mn>
        </mfrac>
        <mo stretchy="false">×</mo>
        <mrow>
          <mo fence="true" form="prefix" stretchy="false">(</mo>
          <mrow>
            <mrow>
              <msub>
                <mi>a</mi>
                <mn>1</mn>
              </msub>
              <mo stretchy="false">+</mo>
              <msub>
                <mi>a</mi>
                <mi>n</mi>
              </msub>
            </mrow>
          </mrow>
          <mo fence="true" form="postfix" stretchy="false">)</mo>
        </mrow>
      </mrow>
    </mrow>
    <annotation encoding="StarMath 5.0">sum{} = {n over 2} times ( a_1 + a_n)</annotation>
  </semantics>
</math>
</file>

<file path=Object 5/content.xml><?xml version="1.0" encoding="utf-8"?>
<math xmlns="http://www.w3.org/1998/Math/MathML" display="block">
  <semantics>
    <mrow>
      <mi>n</mi>
      <mo stretchy="false">=</mo>
      <mrow>
        <mn>1</mn>
        <mo stretchy="false">+</mo>
        <mfrac>
          <mrow>
            <msub>
              <mi>a</mi>
              <mi>n</mi>
            </msub>
            <mo stretchy="false">−</mo>
            <msub>
              <mi>a</mi>
              <mn>1</mn>
            </msub>
          </mrow>
          <mi>s</mi>
        </mfrac>
      </mrow>
    </mrow>
    <annotation encoding="StarMath 5.0">n = 1 + {a_n-a_1} over s</annotation>
  </semantics>
</math>
</file>

<file path=Object 6/content.xml><?xml version="1.0" encoding="utf-8"?>
<math xmlns="http://www.w3.org/1998/Math/MathML" display="block">
  <semantics>
    <mrow>
      <mrow>
        <mo stretchy="false">∑</mo>
        <mrow/>
      </mrow>
      <mo stretchy="false">=</mo>
      <mfrac>
        <mrow>
          <msub>
            <mi>a</mi>
            <mn>1</mn>
          </msub>
          <mrow>
            <mo fence="true" form="prefix" stretchy="false">(</mo>
            <mrow>
              <mrow>
                <mn>1</mn>
                <mo stretchy="false">−</mo>
                <msup>
                  <mi>r</mi>
                  <mi>n</mi>
                </msup>
              </mrow>
            </mrow>
            <mo fence="true" form="postfix" stretchy="false">)</mo>
          </mrow>
        </mrow>
        <mrow>
          <mn>1</mn>
          <mo stretchy="false">−</mo>
          <mi>r</mi>
        </mrow>
      </mfrac>
    </mrow>
    <annotation encoding="StarMath 5.0">sum {} = {a_1(1-r^n)} over {1-r} </annotation>
  </semantics>
</math>
</file>

<file path=Object 7/content.xml><?xml version="1.0" encoding="utf-8"?>
<math xmlns="http://www.w3.org/1998/Math/MathML" display="block">
  <semantics>
    <mrow>
      <mrow>
        <mo stretchy="false">∑</mo>
        <mrow/>
      </mrow>
      <mo stretchy="false">=</mo>
      <mfrac>
        <mrow>
          <mn>1</mn>
          <mo stretchy="false">−</mo>
          <msup>
            <mi>r</mi>
            <mrow>
              <mo fence="true" form="prefix" stretchy="false">(</mo>
              <mrow>
                <mrow>
                  <mi>n</mi>
                  <mo stretchy="false">+</mo>
                  <mn>1</mn>
                </mrow>
              </mrow>
              <mo fence="true" form="postfix" stretchy="false">)</mo>
            </mrow>
          </msup>
        </mrow>
        <mrow>
          <mn>1</mn>
          <mo stretchy="false">−</mo>
          <mi>r</mi>
        </mrow>
      </mfrac>
    </mrow>
    <annotation encoding="StarMath 5.0">sum {} = {1-r^(n+1)} over {1-r} </annotation>
  </semantics>
</math>
</file>